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0.78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rcodeGrou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barcode_typ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barcodeGroup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rvs</text:p>
          </table:table-cell>
          <table:table-cell/>
          <table:table-cell office:value-type="string" calcext:value-type="string">
            <text:p>AA_substitutions_nonsynonymous</text:p>
          </table:table-cell>
          <table:table-cell office:value-type="string" calcext:value-type="string">
            <text:p>AA_substitutions_synonymous</text:p>
          </table:table-cell>
          <table:table-cell office:value-type="string" calcext:value-type="string">
            <text:p>barcode(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W12-A1</text:p>
          </table:table-cell>
          <table:table-cell table:number-columns-repeated="2" office:value-type="string" calcext:value-type="string">
            <text:p>Barcode1</text:p>
          </table:table-cell>
          <table:table-cell/>
          <table:table-cell office:value-type="string" calcext:value-type="string">
            <text:p>T489A</text:p>
          </table:table-cell>
          <table:table-cell/>
          <table:table-cell office:value-type="string" calcext:value-type="string">
            <text:p>Barcode1_Barcode1</text:p>
          </table:table-cell>
          <table:table-cell/>
          <table:table-cell table:formula="of:=CONCATENATE([.F3];&quot;--&quot;;[.G3])" office:value-type="string" office:string-value="T489A--" calcext:value-type="string">
            <text:p>T489A--</text:p>
          </table:table-cell>
          <table:table-cell table:formula="of:=CONCATENATE([.J3];&quot;..&quot;;[.B3])" office:value-type="string" office:string-value="T489A--..UW12-A1" calcext:value-type="string">
            <text:p>T489A--..UW12-A1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W12-A4</text:p>
          </table:table-cell>
          <table:table-cell office:value-type="string" calcext:value-type="string">
            <text:p>Barcode1</text:p>
          </table:table-cell>
          <table:table-cell office:value-type="string" calcext:value-type="string">
            <text:p>Barcode10</text:p>
          </table:table-cell>
          <table:table-cell table:number-columns-repeated="3"/>
          <table:table-cell office:value-type="string" calcext:value-type="string">
            <text:p>Barcode1_Barcode10</text:p>
          </table:table-cell>
          <table:table-cell/>
          <table:table-cell office:value-type="string" calcext:value-type="string">
            <text:p>trixy</text:p>
          </table:table-cell>
          <table:table-cell table:formula="of:=CONCATENATE([.J4];&quot;..&quot;;[.B4])" office:value-type="string" office:string-value="trixy..UW12-A4" calcext:value-type="string">
            <text:p>trixy..UW12-A4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W34-A5</text:p>
          </table:table-cell>
          <table:table-cell office:value-type="string" calcext:value-type="string">
            <text:p>Barcode1</text:p>
          </table:table-cell>
          <table:table-cell office:value-type="string" calcext:value-type="string">
            <text:p>Barcode13</text:p>
          </table:table-cell>
          <table:table-cell table:number-columns-repeated="2"/>
          <table:table-cell office:value-type="string" calcext:value-type="string">
            <text:p>I265</text:p>
          </table:table-cell>
          <table:table-cell office:value-type="string" calcext:value-type="string">
            <text:p>Barcode1_Barcode13</text:p>
          </table:table-cell>
          <table:table-cell/>
          <table:table-cell table:formula="of:=CONCATENATE([.F5];&quot;--&quot;;[.G5])" office:value-type="string" office:string-value="--I265" calcext:value-type="string">
            <text:p>--I265</text:p>
          </table:table-cell>
          <table:table-cell table:formula="of:=CONCATENATE([.J5];&quot;..&quot;;[.B5])" office:value-type="string" office:string-value="--I265..UW34-A5" calcext:value-type="string">
            <text:p>--I265..UW34-A5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W34-A6</text:p>
          </table:table-cell>
          <table:table-cell office:value-type="string" calcext:value-type="string">
            <text:p>Barcode1</text:p>
          </table:table-cell>
          <table:table-cell office:value-type="string" calcext:value-type="string">
            <text:p>Barcode16</text:p>
          </table:table-cell>
          <table:table-cell/>
          <table:table-cell office:value-type="string" calcext:value-type="string">
            <text:p>N880S</text:p>
          </table:table-cell>
          <table:table-cell office:value-type="string" calcext:value-type="string">
            <text:p>L419-R677</text:p>
          </table:table-cell>
          <table:table-cell office:value-type="string" calcext:value-type="string">
            <text:p>Barcode1_Barcode16</text:p>
          </table:table-cell>
          <table:table-cell/>
          <table:table-cell table:formula="of:=CONCATENATE([.F6];&quot;--&quot;;[.G6])" office:value-type="string" office:string-value="N880S--L419-R677" calcext:value-type="string">
            <text:p>N880S--L419-R677</text:p>
          </table:table-cell>
          <table:table-cell table:formula="of:=CONCATENATE([.J6];&quot;..&quot;;[.B6])" office:value-type="string" office:string-value="N880S--L419-R677..UW34-A6" calcext:value-type="string">
            <text:p>N880S--L419-R677..UW34-A6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W5-A7</text:p>
          </table:table-cell>
          <table:table-cell office:value-type="string" calcext:value-type="string">
            <text:p>Barcode1</text:p>
          </table:table-cell>
          <table:table-cell office:value-type="string" calcext:value-type="string">
            <text:p>Barcode19</text:p>
          </table:table-cell>
          <table:table-cell/>
          <table:table-cell office:value-type="string" calcext:value-type="string">
            <text:p>R682I</text:p>
          </table:table-cell>
          <table:table-cell office:value-type="string" calcext:value-type="string">
            <text:p>T712</text:p>
          </table:table-cell>
          <table:table-cell office:value-type="string" calcext:value-type="string">
            <text:p>Barcode1_Barcode19</text:p>
          </table:table-cell>
          <table:table-cell/>
          <table:table-cell table:formula="of:=CONCATENATE([.F7];&quot;--&quot;;[.G7])" office:value-type="string" office:string-value="R682I--T712" calcext:value-type="string">
            <text:p>R682I--T712</text:p>
          </table:table-cell>
          <table:table-cell table:formula="of:=CONCATENATE([.J7];&quot;..&quot;;[.B7])" office:value-type="string" office:string-value="R682I--T712..UW5-A7" calcext:value-type="string">
            <text:p>R682I--T712..UW5-A7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W5-A8</text:p>
          </table:table-cell>
          <table:table-cell office:value-type="string" calcext:value-type="string">
            <text:p>Barcode1</text:p>
          </table:table-cell>
          <table:table-cell office:value-type="string" calcext:value-type="string">
            <text:p>Barcode22</text:p>
          </table:table-cell>
          <table:table-cell/>
          <table:table-cell office:value-type="string" calcext:value-type="string">
            <text:p>M587L</text:p>
          </table:table-cell>
          <table:table-cell office:value-type="string" calcext:value-type="string">
            <text:p>S830</text:p>
          </table:table-cell>
          <table:table-cell office:value-type="string" calcext:value-type="string">
            <text:p>Barcode1_Barcode22</text:p>
          </table:table-cell>
          <table:table-cell/>
          <table:table-cell table:formula="of:=CONCATENATE([.F8];&quot;--&quot;;[.G8])" office:value-type="string" office:string-value="M587L--S830" calcext:value-type="string">
            <text:p>M587L--S830</text:p>
          </table:table-cell>
          <table:table-cell table:formula="of:=CONCATENATE([.J8];&quot;..&quot;;[.B8])" office:value-type="string" office:string-value="M587L--S830..UW5-A8" calcext:value-type="string">
            <text:p>M587L--S830..UW5-A8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W5-A9</text:p>
          </table:table-cell>
          <table:table-cell office:value-type="string" calcext:value-type="string">
            <text:p>Barcode1</text:p>
          </table:table-cell>
          <table:table-cell office:value-type="string" calcext:value-type="string">
            <text:p>Barcode25</text:p>
          </table:table-cell>
          <table:table-cell/>
          <table:table-cell office:value-type="string" calcext:value-type="string">
            <text:p>R682I</text:p>
          </table:table-cell>
          <table:table-cell office:value-type="string" calcext:value-type="string">
            <text:p>T712</text:p>
          </table:table-cell>
          <table:table-cell office:value-type="string" calcext:value-type="string">
            <text:p>Barcode1_Barcode25</text:p>
          </table:table-cell>
          <table:table-cell/>
          <table:table-cell table:formula="of:=CONCATENATE([.F9];&quot;--&quot;;[.G9])" office:value-type="string" office:string-value="R682I--T712" calcext:value-type="string">
            <text:p>R682I--T712</text:p>
          </table:table-cell>
          <table:table-cell table:formula="of:=CONCATENATE([.J9];&quot;..&quot;;[.B9])" office:value-type="string" office:string-value="R682I--T712..UW5-A9" calcext:value-type="string">
            <text:p>R682I--T712..UW5-A9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W5-A10</text:p>
          </table:table-cell>
          <table:table-cell office:value-type="string" calcext:value-type="string">
            <text:p>Barcode1</text:p>
          </table:table-cell>
          <table:table-cell office:value-type="string" calcext:value-type="string">
            <text:p>Barcode28</text:p>
          </table:table-cell>
          <table:table-cell/>
          <table:table-cell office:value-type="string" calcext:value-type="string">
            <text:p>R334K</text:p>
          </table:table-cell>
          <table:table-cell office:value-type="string" calcext:value-type="string">
            <text:p>K302</text:p>
          </table:table-cell>
          <table:table-cell office:value-type="string" calcext:value-type="string">
            <text:p>Barcode1_Barcode28</text:p>
          </table:table-cell>
          <table:table-cell/>
          <table:table-cell table:formula="of:=CONCATENATE([.F10];&quot;--&quot;;[.G10])" office:value-type="string" office:string-value="R334K--K302" calcext:value-type="string">
            <text:p>R334K--K302</text:p>
          </table:table-cell>
          <table:table-cell table:formula="of:=CONCATENATE([.J10];&quot;..&quot;;[.B10])" office:value-type="string" office:string-value="R334K--K302..UW5-A10" calcext:value-type="string">
            <text:p>R334K--K302..UW5-A10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W78-A11</text:p>
          </table:table-cell>
          <table:table-cell office:value-type="string" calcext:value-type="string">
            <text:p>Barcode1</text:p>
          </table:table-cell>
          <table:table-cell office:value-type="string" calcext:value-type="string">
            <text:p>Barcode31</text:p>
          </table:table-cell>
          <table:table-cell/>
          <table:table-cell office:value-type="string" calcext:value-type="string">
            <text:p>D347N-E569A</text:p>
          </table:table-cell>
          <table:table-cell/>
          <table:table-cell office:value-type="string" calcext:value-type="string">
            <text:p>Barcode1_Barcode31</text:p>
          </table:table-cell>
          <table:table-cell/>
          <table:table-cell table:formula="of:=CONCATENATE([.F11];&quot;--&quot;;[.G11])" office:value-type="string" office:string-value="D347N-E569A--" calcext:value-type="string">
            <text:p>D347N-E569A--</text:p>
          </table:table-cell>
          <table:table-cell table:formula="of:=CONCATENATE([.J11];&quot;..&quot;;[.B11])" office:value-type="string" office:string-value="D347N-E569A--..UW78-A11" calcext:value-type="string">
            <text:p>D347N-E569A--..UW78-A11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W78-A12</text:p>
          </table:table-cell>
          <table:table-cell office:value-type="string" calcext:value-type="string">
            <text:p>Barcode1</text:p>
          </table:table-cell>
          <table:table-cell office:value-type="string" calcext:value-type="string">
            <text:p>Barcode34</text:p>
          </table:table-cell>
          <table:table-cell table:number-columns-repeated="2"/>
          <table:table-cell office:value-type="string" calcext:value-type="string">
            <text:p>I265-A709</text:p>
          </table:table-cell>
          <table:table-cell office:value-type="string" calcext:value-type="string">
            <text:p>Barcode1_Barcode34</text:p>
          </table:table-cell>
          <table:table-cell/>
          <table:table-cell table:formula="of:=CONCATENATE([.F12];&quot;--&quot;;[.G12])" office:value-type="string" office:string-value="--I265-A709" calcext:value-type="string">
            <text:p>--I265-A709</text:p>
          </table:table-cell>
          <table:table-cell table:formula="of:=CONCATENATE([.J12];&quot;..&quot;;[.B12])" office:value-type="string" office:string-value="--I265-A709..UW78-A12" calcext:value-type="string">
            <text:p>--I265-A709..UW78-A12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W12-A2</text:p>
          </table:table-cell>
          <table:table-cell office:value-type="string" calcext:value-type="string">
            <text:p>Barcode1</text:p>
          </table:table-cell>
          <table:table-cell office:value-type="string" calcext:value-type="string">
            <text:p>Barcode4</text:p>
          </table:table-cell>
          <table:table-cell table:number-columns-repeated="3"/>
          <table:table-cell office:value-type="string" calcext:value-type="string">
            <text:p>Barcode1_Barcode4</text:p>
          </table:table-cell>
          <table:table-cell/>
          <table:table-cell office:value-type="string" calcext:value-type="string">
            <text:p>trixy</text:p>
          </table:table-cell>
          <table:table-cell table:formula="of:=CONCATENATE([.J13];&quot;..&quot;;[.B13])" office:value-type="string" office:string-value="trixy..UW12-A2" calcext:value-type="string">
            <text:p>trixy..UW12-A2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W12-A3</text:p>
          </table:table-cell>
          <table:table-cell office:value-type="string" calcext:value-type="string">
            <text:p>Barcode1</text:p>
          </table:table-cell>
          <table:table-cell office:value-type="string" calcext:value-type="string">
            <text:p>Barcode7</text:p>
          </table:table-cell>
          <table:table-cell table:number-columns-repeated="3"/>
          <table:table-cell office:value-type="string" calcext:value-type="string">
            <text:p>Barcode1_Barcode7</text:p>
          </table:table-cell>
          <table:table-cell/>
          <table:table-cell office:value-type="string" calcext:value-type="string">
            <text:p>trixy</text:p>
          </table:table-cell>
          <table:table-cell table:formula="of:=CONCATENATE([.J14];&quot;..&quot;;[.B14])" office:value-type="string" office:string-value="trixy..UW12-A3" calcext:value-type="string">
            <text:p>trixy..UW12-A3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14-D1</text:p>
          </table:table-cell>
          <table:table-cell office:value-type="string" calcext:value-type="string">
            <text:p>Barcode10</text:p>
          </table:table-cell>
          <table:table-cell office:value-type="string" calcext:value-type="string">
            <text:p>Barcode1</text:p>
          </table:table-cell>
          <table:table-cell table:number-columns-repeated="3"/>
          <table:table-cell office:value-type="string" calcext:value-type="string">
            <text:p>Barcode10_Barcode1</text:p>
          </table:table-cell>
          <table:table-cell/>
          <table:table-cell office:value-type="string" calcext:value-type="string">
            <text:p>trixy</text:p>
          </table:table-cell>
          <table:table-cell table:formula="of:=CONCATENATE([.J15];&quot;..&quot;;[.B15])" office:value-type="string" office:string-value="trixy..U14-D1" calcext:value-type="string">
            <text:p>trixy..U14-D1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14-D4</text:p>
          </table:table-cell>
          <table:table-cell table:number-columns-repeated="2" office:value-type="string" calcext:value-type="string">
            <text:p>Barcode10</text:p>
          </table:table-cell>
          <table:table-cell table:number-columns-repeated="2"/>
          <table:table-cell office:value-type="string" calcext:value-type="string">
            <text:p>T706</text:p>
          </table:table-cell>
          <table:table-cell office:value-type="string" calcext:value-type="string">
            <text:p>Barcode10_Barcode10</text:p>
          </table:table-cell>
          <table:table-cell/>
          <table:table-cell table:formula="of:=CONCATENATE([.F16];&quot;--&quot;;[.G16])" office:value-type="string" office:string-value="--T706" calcext:value-type="string">
            <text:p>--T706</text:p>
          </table:table-cell>
          <table:table-cell table:formula="of:=CONCATENATE([.J16];&quot;..&quot;;[.B16])" office:value-type="string" office:string-value="--T706..U14-D4" calcext:value-type="string">
            <text:p>--T706..U14-D4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14-D5</text:p>
          </table:table-cell>
          <table:table-cell office:value-type="string" calcext:value-type="string">
            <text:p>Barcode10</text:p>
          </table:table-cell>
          <table:table-cell office:value-type="string" calcext:value-type="string">
            <text:p>Barcode13</text:p>
          </table:table-cell>
          <table:table-cell table:number-columns-repeated="2"/>
          <table:table-cell office:value-type="string" calcext:value-type="string">
            <text:p>N450-V838</text:p>
          </table:table-cell>
          <table:table-cell office:value-type="string" calcext:value-type="string">
            <text:p>Barcode10_Barcode13</text:p>
          </table:table-cell>
          <table:table-cell/>
          <table:table-cell table:formula="of:=CONCATENATE([.F17];&quot;--&quot;;[.G17])" office:value-type="string" office:string-value="--N450-V838" calcext:value-type="string">
            <text:p>--N450-V838</text:p>
          </table:table-cell>
          <table:table-cell table:formula="of:=CONCATENATE([.J17];&quot;..&quot;;[.B17])" office:value-type="string" office:string-value="--N450-V838..U14-D5" calcext:value-type="string">
            <text:p>--N450-V838..U14-D5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14-D6</text:p>
          </table:table-cell>
          <table:table-cell office:value-type="string" calcext:value-type="string">
            <text:p>Barcode10</text:p>
          </table:table-cell>
          <table:table-cell office:value-type="string" calcext:value-type="string">
            <text:p>Barcode16</text:p>
          </table:table-cell>
          <table:table-cell table:number-columns-repeated="3"/>
          <table:table-cell office:value-type="string" calcext:value-type="string">
            <text:p>Barcode10_Barcode16</text:p>
          </table:table-cell>
          <table:table-cell/>
          <table:table-cell office:value-type="string" calcext:value-type="string">
            <text:p>trixy</text:p>
          </table:table-cell>
          <table:table-cell table:formula="of:=CONCATENATE([.J18];&quot;..&quot;;[.B18])" office:value-type="string" office:string-value="trixy..U14-D6" calcext:value-type="string">
            <text:p>trixy..U14-D6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14-D7</text:p>
          </table:table-cell>
          <table:table-cell office:value-type="string" calcext:value-type="string">
            <text:p>Barcode10</text:p>
          </table:table-cell>
          <table:table-cell office:value-type="string" calcext:value-type="string">
            <text:p>Barcode19</text:p>
          </table:table-cell>
          <table:table-cell/>
          <table:table-cell office:value-type="string" calcext:value-type="string">
            <text:p>K777T-G887D</text:p>
          </table:table-cell>
          <table:table-cell/>
          <table:table-cell office:value-type="string" calcext:value-type="string">
            <text:p>Barcode10_Barcode19</text:p>
          </table:table-cell>
          <table:table-cell/>
          <table:table-cell table:formula="of:=CONCATENATE([.F19];&quot;--&quot;;[.G19])" office:value-type="string" office:string-value="K777T-G887D--" calcext:value-type="string">
            <text:p>K777T-G887D--</text:p>
          </table:table-cell>
          <table:table-cell table:formula="of:=CONCATENATE([.J19];&quot;..&quot;;[.B19])" office:value-type="string" office:string-value="K777T-G887D--..U14-D7" calcext:value-type="string">
            <text:p>K777T-G887D--..U14-D7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14-D8</text:p>
          </table:table-cell>
          <table:table-cell office:value-type="string" calcext:value-type="string">
            <text:p>Barcode10</text:p>
          </table:table-cell>
          <table:table-cell office:value-type="string" calcext:value-type="string">
            <text:p>Barcode22</text:p>
          </table:table-cell>
          <table:table-cell/>
          <table:table-cell office:value-type="string" calcext:value-type="string">
            <text:p>N725Y</text:p>
          </table:table-cell>
          <table:table-cell/>
          <table:table-cell office:value-type="string" calcext:value-type="string">
            <text:p>Barcode10_Barcode22</text:p>
          </table:table-cell>
          <table:table-cell/>
          <table:table-cell table:formula="of:=CONCATENATE([.F20];&quot;--&quot;;[.G20])" office:value-type="string" office:string-value="N725Y--" calcext:value-type="string">
            <text:p>N725Y--</text:p>
          </table:table-cell>
          <table:table-cell table:formula="of:=CONCATENATE([.J20];&quot;..&quot;;[.B20])" office:value-type="string" office:string-value="N725Y--..U14-D8" calcext:value-type="string">
            <text:p>N725Y--..U14-D8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14-D9</text:p>
          </table:table-cell>
          <table:table-cell office:value-type="string" calcext:value-type="string">
            <text:p>Barcode10</text:p>
          </table:table-cell>
          <table:table-cell office:value-type="string" calcext:value-type="string">
            <text:p>Barcode25</text:p>
          </table:table-cell>
          <table:table-cell/>
          <table:table-cell office:value-type="string" calcext:value-type="string">
            <text:p>E263D-K777M</text:p>
          </table:table-cell>
          <table:table-cell office:value-type="string" calcext:value-type="string">
            <text:p>S721</text:p>
          </table:table-cell>
          <table:table-cell office:value-type="string" calcext:value-type="string">
            <text:p>Barcode10_Barcode25</text:p>
          </table:table-cell>
          <table:table-cell/>
          <table:table-cell table:formula="of:=CONCATENATE([.F21];&quot;--&quot;;[.G21])" office:value-type="string" office:string-value="E263D-K777M--S721" calcext:value-type="string">
            <text:p>E263D-K777M--S721</text:p>
          </table:table-cell>
          <table:table-cell table:formula="of:=CONCATENATE([.J21];&quot;..&quot;;[.B21])" office:value-type="string" office:string-value="E263D-K777M--S721..U14-D9" calcext:value-type="string">
            <text:p>E263D-K777M--S721..U14-D9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14-D10</text:p>
          </table:table-cell>
          <table:table-cell office:value-type="string" calcext:value-type="string">
            <text:p>Barcode10</text:p>
          </table:table-cell>
          <table:table-cell office:value-type="string" calcext:value-type="string">
            <text:p>Barcode28</text:p>
          </table:table-cell>
          <table:table-cell table:number-columns-repeated="2"/>
          <table:table-cell office:value-type="string" calcext:value-type="string">
            <text:p>L473</text:p>
          </table:table-cell>
          <table:table-cell office:value-type="string" calcext:value-type="string">
            <text:p>Barcode10_Barcode28</text:p>
          </table:table-cell>
          <table:table-cell/>
          <table:table-cell table:formula="of:=CONCATENATE([.F22];&quot;--&quot;;[.G22])" office:value-type="string" office:string-value="--L473" calcext:value-type="string">
            <text:p>--L473</text:p>
          </table:table-cell>
          <table:table-cell table:formula="of:=CONCATENATE([.J22];&quot;..&quot;;[.B22])" office:value-type="string" office:string-value="--L473..U14-D10" calcext:value-type="string">
            <text:p>--L473..U14-D10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14-D11</text:p>
          </table:table-cell>
          <table:table-cell office:value-type="string" calcext:value-type="string">
            <text:p>Barcode10</text:p>
          </table:table-cell>
          <table:table-cell office:value-type="string" calcext:value-type="string">
            <text:p>Barcode31</text:p>
          </table:table-cell>
          <table:table-cell/>
          <table:table-cell office:value-type="string" calcext:value-type="string">
            <text:p>K668R</text:p>
          </table:table-cell>
          <table:table-cell office:value-type="string" calcext:value-type="string">
            <text:p>Y674</text:p>
          </table:table-cell>
          <table:table-cell office:value-type="string" calcext:value-type="string">
            <text:p>Barcode10_Barcode31</text:p>
          </table:table-cell>
          <table:table-cell/>
          <table:table-cell table:formula="of:=CONCATENATE([.F23];&quot;--&quot;;[.G23])" office:value-type="string" office:string-value="K668R--Y674" calcext:value-type="string">
            <text:p>K668R--Y674</text:p>
          </table:table-cell>
          <table:table-cell table:formula="of:=CONCATENATE([.J23];&quot;..&quot;;[.B23])" office:value-type="string" office:string-value="K668R--Y674..U14-D11" calcext:value-type="string">
            <text:p>K668R--Y674..U14-D11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14-D12</text:p>
          </table:table-cell>
          <table:table-cell office:value-type="string" calcext:value-type="string">
            <text:p>Barcode10</text:p>
          </table:table-cell>
          <table:table-cell office:value-type="string" calcext:value-type="string">
            <text:p>Barcode34</text:p>
          </table:table-cell>
          <table:table-cell/>
          <table:table-cell office:value-type="string" calcext:value-type="string">
            <text:p>T532S-F616Y</text:p>
          </table:table-cell>
          <table:table-cell office:value-type="string" calcext:value-type="string">
            <text:p>G658</text:p>
          </table:table-cell>
          <table:table-cell office:value-type="string" calcext:value-type="string">
            <text:p>Barcode10_Barcode34</text:p>
          </table:table-cell>
          <table:table-cell/>
          <table:table-cell table:formula="of:=CONCATENATE([.F24];&quot;--&quot;;[.G24])" office:value-type="string" office:string-value="T532S-F616Y--G658" calcext:value-type="string">
            <text:p>T532S-F616Y--G658</text:p>
          </table:table-cell>
          <table:table-cell table:formula="of:=CONCATENATE([.J24];&quot;..&quot;;[.B24])" office:value-type="string" office:string-value="T532S-F616Y--G658..U14-D12" calcext:value-type="string">
            <text:p>T532S-F616Y--G658..U14-D12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14-D2</text:p>
          </table:table-cell>
          <table:table-cell office:value-type="string" calcext:value-type="string">
            <text:p>Barcode10</text:p>
          </table:table-cell>
          <table:table-cell office:value-type="string" calcext:value-type="string">
            <text:p>Barcode4</text:p>
          </table:table-cell>
          <table:table-cell table:number-columns-repeated="3"/>
          <table:table-cell office:value-type="string" calcext:value-type="string">
            <text:p>Barcode10_Barcode4</text:p>
          </table:table-cell>
          <table:table-cell/>
          <table:table-cell office:value-type="string" calcext:value-type="string">
            <text:p>trixy</text:p>
          </table:table-cell>
          <table:table-cell table:formula="of:=CONCATENATE([.J25];&quot;..&quot;;[.B25])" office:value-type="string" office:string-value="trixy..U14-D2" calcext:value-type="string">
            <text:p>trixy..U14-D2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14-D3</text:p>
          </table:table-cell>
          <table:table-cell office:value-type="string" calcext:value-type="string">
            <text:p>Barcode10</text:p>
          </table:table-cell>
          <table:table-cell office:value-type="string" calcext:value-type="string">
            <text:p>Barcode7</text:p>
          </table:table-cell>
          <table:table-cell/>
          <table:table-cell office:value-type="string" calcext:value-type="string">
            <text:p>G461D-E861V</text:p>
          </table:table-cell>
          <table:table-cell/>
          <table:table-cell office:value-type="string" calcext:value-type="string">
            <text:p>Barcode10_Barcode7</text:p>
          </table:table-cell>
          <table:table-cell/>
          <table:table-cell table:formula="of:=CONCATENATE([.F26];&quot;--&quot;;[.G26])" office:value-type="string" office:string-value="G461D-E861V--" calcext:value-type="string">
            <text:p>G461D-E861V--</text:p>
          </table:table-cell>
          <table:table-cell table:formula="of:=CONCATENATE([.J26];&quot;..&quot;;[.B26])" office:value-type="string" office:string-value="G461D-E861V--..U14-D3" calcext:value-type="string">
            <text:p>G461D-E861V--..U14-D3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910-E1</text:p>
          </table:table-cell>
          <table:table-cell office:value-type="string" calcext:value-type="string">
            <text:p>Barcode13</text:p>
          </table:table-cell>
          <table:table-cell office:value-type="string" calcext:value-type="string">
            <text:p>Barcode1</text:p>
          </table:table-cell>
          <table:table-cell/>
          <table:table-cell office:value-type="string" calcext:value-type="string">
            <text:p>N981S</text:p>
          </table:table-cell>
          <table:table-cell office:value-type="string" calcext:value-type="string">
            <text:p>S831</text:p>
          </table:table-cell>
          <table:table-cell office:value-type="string" calcext:value-type="string">
            <text:p>Barcode13_Barcode1</text:p>
          </table:table-cell>
          <table:table-cell/>
          <table:table-cell table:formula="of:=CONCATENATE([.F27];&quot;--&quot;;[.G27])" office:value-type="string" office:string-value="N981S--S831" calcext:value-type="string">
            <text:p>N981S--S831</text:p>
          </table:table-cell>
          <table:table-cell table:formula="of:=CONCATENATE([.J27];&quot;..&quot;;[.B27])" office:value-type="string" office:string-value="N981S--S831..U910-E1" calcext:value-type="string">
            <text:p>N981S--S831..U910-E1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14-E4</text:p>
          </table:table-cell>
          <table:table-cell office:value-type="string" calcext:value-type="string">
            <text:p>Barcode13</text:p>
          </table:table-cell>
          <table:table-cell office:value-type="string" calcext:value-type="string">
            <text:p>Barcode10</text:p>
          </table:table-cell>
          <table:table-cell/>
          <table:table-cell office:value-type="string" calcext:value-type="string">
            <text:p>N282D-F304L-A458S</text:p>
          </table:table-cell>
          <table:table-cell office:value-type="string" calcext:value-type="string">
            <text:p>V524</text:p>
          </table:table-cell>
          <table:table-cell office:value-type="string" calcext:value-type="string">
            <text:p>Barcode13_Barcode10</text:p>
          </table:table-cell>
          <table:table-cell/>
          <table:table-cell table:formula="of:=CONCATENATE([.F28];&quot;--&quot;;[.G28])" office:value-type="string" office:string-value="N282D-F304L-A458S--V524" calcext:value-type="string">
            <text:p>N282D-F304L-A458S--V524</text:p>
          </table:table-cell>
          <table:table-cell table:formula="of:=CONCATENATE([.J28];&quot;..&quot;;[.B28])" office:value-type="string" office:string-value="N282D-F304L-A458S--V524..U14-E4" calcext:value-type="string">
            <text:p>N282D-F304L-A458S--V524..U14-E4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14-E5</text:p>
          </table:table-cell>
          <table:table-cell table:number-columns-repeated="2" office:value-type="string" calcext:value-type="string">
            <text:p>Barcode13</text:p>
          </table:table-cell>
          <table:table-cell/>
          <table:table-cell office:value-type="string" calcext:value-type="string">
            <text:p>N725Y</text:p>
          </table:table-cell>
          <table:table-cell/>
          <table:table-cell office:value-type="string" calcext:value-type="string">
            <text:p>Barcode13_Barcode13</text:p>
          </table:table-cell>
          <table:table-cell/>
          <table:table-cell table:formula="of:=CONCATENATE([.F29];&quot;--&quot;;[.G29])" office:value-type="string" office:string-value="N725Y--" calcext:value-type="string">
            <text:p>N725Y--</text:p>
          </table:table-cell>
          <table:table-cell table:formula="of:=CONCATENATE([.J29];&quot;..&quot;;[.B29])" office:value-type="string" office:string-value="N725Y--..U14-E5" calcext:value-type="string">
            <text:p>N725Y--..U14-E5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14-E6</text:p>
          </table:table-cell>
          <table:table-cell office:value-type="string" calcext:value-type="string">
            <text:p>Barcode13</text:p>
          </table:table-cell>
          <table:table-cell office:value-type="string" calcext:value-type="string">
            <text:p>Barcode16</text:p>
          </table:table-cell>
          <table:table-cell/>
          <table:table-cell office:value-type="string" calcext:value-type="string">
            <text:p>S733T-D802N-H873Q</text:p>
          </table:table-cell>
          <table:table-cell/>
          <table:table-cell office:value-type="string" calcext:value-type="string">
            <text:p>Barcode13_Barcode16</text:p>
          </table:table-cell>
          <table:table-cell/>
          <table:table-cell table:formula="of:=CONCATENATE([.F30];&quot;--&quot;;[.G30])" office:value-type="string" office:string-value="S733T-D802N-H873Q--" calcext:value-type="string">
            <text:p>S733T-D802N-H873Q--</text:p>
          </table:table-cell>
          <table:table-cell table:formula="of:=CONCATENATE([.J30];&quot;..&quot;;[.B30])" office:value-type="string" office:string-value="S733T-D802N-H873Q--..U14-E6" calcext:value-type="string">
            <text:p>S733T-D802N-H873Q--..U14-E6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14-E7</text:p>
          </table:table-cell>
          <table:table-cell office:value-type="string" calcext:value-type="string">
            <text:p>Barcode13</text:p>
          </table:table-cell>
          <table:table-cell office:value-type="string" calcext:value-type="string">
            <text:p>Barcode19</text:p>
          </table:table-cell>
          <table:table-cell/>
          <table:table-cell office:value-type="string" calcext:value-type="string">
            <text:p>S289T</text:p>
          </table:table-cell>
          <table:table-cell office:value-type="string" calcext:value-type="string">
            <text:p>T489</text:p>
          </table:table-cell>
          <table:table-cell office:value-type="string" calcext:value-type="string">
            <text:p>Barcode13_Barcode19</text:p>
          </table:table-cell>
          <table:table-cell/>
          <table:table-cell table:formula="of:=CONCATENATE([.F31];&quot;--&quot;;[.G31])" office:value-type="string" office:string-value="S289T--T489" calcext:value-type="string">
            <text:p>S289T--T489</text:p>
          </table:table-cell>
          <table:table-cell table:formula="of:=CONCATENATE([.J31];&quot;..&quot;;[.B31])" office:value-type="string" office:string-value="S289T--T489..U14-E7" calcext:value-type="string">
            <text:p>S289T--T489..U14-E7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14-E8</text:p>
          </table:table-cell>
          <table:table-cell office:value-type="string" calcext:value-type="string">
            <text:p>Barcode13</text:p>
          </table:table-cell>
          <table:table-cell office:value-type="string" calcext:value-type="string">
            <text:p>Barcode22</text:p>
          </table:table-cell>
          <table:table-cell/>
          <table:table-cell office:value-type="string" calcext:value-type="string">
            <text:p>L477M-K777T</text:p>
          </table:table-cell>
          <table:table-cell office:value-type="string" calcext:value-type="string">
            <text:p>F429-D504</text:p>
          </table:table-cell>
          <table:table-cell office:value-type="string" calcext:value-type="string">
            <text:p>Barcode13_Barcode22</text:p>
          </table:table-cell>
          <table:table-cell/>
          <table:table-cell table:formula="of:=CONCATENATE([.F32];&quot;--&quot;;[.G32])" office:value-type="string" office:string-value="L477M-K777T--F429-D504" calcext:value-type="string">
            <text:p>L477M-K777T--F429-D504</text:p>
          </table:table-cell>
          <table:table-cell table:formula="of:=CONCATENATE([.J32];&quot;..&quot;;[.B32])" office:value-type="string" office:string-value="L477M-K777T--F429-D504..U14-E8" calcext:value-type="string">
            <text:p>L477M-K777T--F429-D504..U14-E8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14-E9</text:p>
          </table:table-cell>
          <table:table-cell office:value-type="string" calcext:value-type="string">
            <text:p>Barcode13</text:p>
          </table:table-cell>
          <table:table-cell office:value-type="string" calcext:value-type="string">
            <text:p>Barcode25</text:p>
          </table:table-cell>
          <table:table-cell/>
          <table:table-cell office:value-type="string" calcext:value-type="string">
            <text:p>N725Y</text:p>
          </table:table-cell>
          <table:table-cell/>
          <table:table-cell office:value-type="string" calcext:value-type="string">
            <text:p>Barcode13_Barcode25</text:p>
          </table:table-cell>
          <table:table-cell/>
          <table:table-cell table:formula="of:=CONCATENATE([.F33];&quot;--&quot;;[.G33])" office:value-type="string" office:string-value="N725Y--" calcext:value-type="string">
            <text:p>N725Y--</text:p>
          </table:table-cell>
          <table:table-cell table:formula="of:=CONCATENATE([.J33];&quot;..&quot;;[.B33])" office:value-type="string" office:string-value="N725Y--..U14-E9" calcext:value-type="string">
            <text:p>N725Y--..U14-E9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14-E10</text:p>
          </table:table-cell>
          <table:table-cell office:value-type="string" calcext:value-type="string">
            <text:p>Barcode13</text:p>
          </table:table-cell>
          <table:table-cell office:value-type="string" calcext:value-type="string">
            <text:p>Barcode28</text:p>
          </table:table-cell>
          <table:table-cell/>
          <table:table-cell office:value-type="string" calcext:value-type="string">
            <text:p>D257H</text:p>
          </table:table-cell>
          <table:table-cell/>
          <table:table-cell office:value-type="string" calcext:value-type="string">
            <text:p>Barcode13_Barcode28</text:p>
          </table:table-cell>
          <table:table-cell/>
          <table:table-cell table:formula="of:=CONCATENATE([.F34];&quot;--&quot;;[.G34])" office:value-type="string" office:string-value="D257H--" calcext:value-type="string">
            <text:p>D257H--</text:p>
          </table:table-cell>
          <table:table-cell table:formula="of:=CONCATENATE([.J34];&quot;..&quot;;[.B34])" office:value-type="string" office:string-value="D257H--..U14-E10" calcext:value-type="string">
            <text:p>D257H--..U14-E10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14-E11</text:p>
          </table:table-cell>
          <table:table-cell office:value-type="string" calcext:value-type="string">
            <text:p>Barcode13</text:p>
          </table:table-cell>
          <table:table-cell office:value-type="string" calcext:value-type="string">
            <text:p>Barcode31</text:p>
          </table:table-cell>
          <table:table-cell table:number-columns-repeated="3"/>
          <table:table-cell office:value-type="string" calcext:value-type="string">
            <text:p>Barcode13_Barcode31</text:p>
          </table:table-cell>
          <table:table-cell/>
          <table:table-cell office:value-type="string" calcext:value-type="string">
            <text:p>trixy</text:p>
          </table:table-cell>
          <table:table-cell table:formula="of:=CONCATENATE([.J35];&quot;..&quot;;[.B35])" office:value-type="string" office:string-value="trixy..U14-E11" calcext:value-type="string">
            <text:p>trixy..U14-E11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14-E12</text:p>
          </table:table-cell>
          <table:table-cell office:value-type="string" calcext:value-type="string">
            <text:p>Barcode13</text:p>
          </table:table-cell>
          <table:table-cell office:value-type="string" calcext:value-type="string">
            <text:p>Barcode34</text:p>
          </table:table-cell>
          <table:table-cell/>
          <table:table-cell office:value-type="string" calcext:value-type="string">
            <text:p>S289T-I432V</text:p>
          </table:table-cell>
          <table:table-cell office:value-type="string" calcext:value-type="string">
            <text:p>N701-S740</text:p>
          </table:table-cell>
          <table:table-cell office:value-type="string" calcext:value-type="string">
            <text:p>Barcode13_Barcode34</text:p>
          </table:table-cell>
          <table:table-cell/>
          <table:table-cell table:formula="of:=CONCATENATE([.F36];&quot;--&quot;;[.G36])" office:value-type="string" office:string-value="S289T-I432V--N701-S740" calcext:value-type="string">
            <text:p>S289T-I432V--N701-S740</text:p>
          </table:table-cell>
          <table:table-cell table:formula="of:=CONCATENATE([.J36];&quot;..&quot;;[.B36])" office:value-type="string" office:string-value="S289T-I432V--N701-S740..U14-E12" calcext:value-type="string">
            <text:p>S289T-I432V--N701-S740..U14-E12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14-E2</text:p>
          </table:table-cell>
          <table:table-cell office:value-type="string" calcext:value-type="string">
            <text:p>Barcode13</text:p>
          </table:table-cell>
          <table:table-cell office:value-type="string" calcext:value-type="string">
            <text:p>Barcode4</text:p>
          </table:table-cell>
          <table:table-cell/>
          <table:table-cell office:value-type="string" calcext:value-type="string">
            <text:p>N725Y</text:p>
          </table:table-cell>
          <table:table-cell/>
          <table:table-cell office:value-type="string" calcext:value-type="string">
            <text:p>Barcode13_Barcode4</text:p>
          </table:table-cell>
          <table:table-cell/>
          <table:table-cell table:formula="of:=CONCATENATE([.F37];&quot;--&quot;;[.G37])" office:value-type="string" office:string-value="N725Y--" calcext:value-type="string">
            <text:p>N725Y--</text:p>
          </table:table-cell>
          <table:table-cell table:formula="of:=CONCATENATE([.J37];&quot;..&quot;;[.B37])" office:value-type="string" office:string-value="N725Y--..U14-E2" calcext:value-type="string">
            <text:p>N725Y--..U14-E2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14-E3</text:p>
          </table:table-cell>
          <table:table-cell office:value-type="string" calcext:value-type="string">
            <text:p>Barcode13</text:p>
          </table:table-cell>
          <table:table-cell office:value-type="string" calcext:value-type="string">
            <text:p>Barcode7</text:p>
          </table:table-cell>
          <table:table-cell/>
          <table:table-cell office:value-type="string" calcext:value-type="string">
            <text:p>E263D-K777M</text:p>
          </table:table-cell>
          <table:table-cell office:value-type="string" calcext:value-type="string">
            <text:p>S721</text:p>
          </table:table-cell>
          <table:table-cell office:value-type="string" calcext:value-type="string">
            <text:p>Barcode13_Barcode7</text:p>
          </table:table-cell>
          <table:table-cell/>
          <table:table-cell table:formula="of:=CONCATENATE([.F38];&quot;--&quot;;[.G38])" office:value-type="string" office:string-value="E263D-K777M--S721" calcext:value-type="string">
            <text:p>E263D-K777M--S721</text:p>
          </table:table-cell>
          <table:table-cell table:formula="of:=CONCATENATE([.J38];&quot;..&quot;;[.B38])" office:value-type="string" office:string-value="E263D-K777M--S721..U14-E3" calcext:value-type="string">
            <text:p>E263D-K777M--S721..U14-E3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910-F1</text:p>
          </table:table-cell>
          <table:table-cell office:value-type="string" calcext:value-type="string">
            <text:p>Barcode16</text:p>
          </table:table-cell>
          <table:table-cell office:value-type="string" calcext:value-type="string">
            <text:p>Barcode1</text:p>
          </table:table-cell>
          <table:table-cell/>
          <table:table-cell office:value-type="string" calcext:value-type="string">
            <text:p>E266G</text:p>
          </table:table-cell>
          <table:table-cell office:value-type="string" calcext:value-type="string">
            <text:p>V890</text:p>
          </table:table-cell>
          <table:table-cell office:value-type="string" calcext:value-type="string">
            <text:p>Barcode16_Barcode1</text:p>
          </table:table-cell>
          <table:table-cell/>
          <table:table-cell table:formula="of:=CONCATENATE([.F39];&quot;--&quot;;[.G39])" office:value-type="string" office:string-value="E266G--V890" calcext:value-type="string">
            <text:p>E266G--V890</text:p>
          </table:table-cell>
          <table:table-cell table:formula="of:=CONCATENATE([.J39];&quot;..&quot;;[.B39])" office:value-type="string" office:string-value="E266G--V890..U910-F1" calcext:value-type="string">
            <text:p>E266G--V890..U910-F1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910-F4</text:p>
          </table:table-cell>
          <table:table-cell office:value-type="string" calcext:value-type="string">
            <text:p>Barcode16</text:p>
          </table:table-cell>
          <table:table-cell office:value-type="string" calcext:value-type="string">
            <text:p>Barcode10</text:p>
          </table:table-cell>
          <table:table-cell/>
          <table:table-cell office:value-type="string" calcext:value-type="string">
            <text:p>K878E</text:p>
          </table:table-cell>
          <table:table-cell/>
          <table:table-cell office:value-type="string" calcext:value-type="string">
            <text:p>Barcode16_Barcode10</text:p>
          </table:table-cell>
          <table:table-cell/>
          <table:table-cell table:formula="of:=CONCATENATE([.F40];&quot;--&quot;;[.G40])" office:value-type="string" office:string-value="K878E--" calcext:value-type="string">
            <text:p>K878E--</text:p>
          </table:table-cell>
          <table:table-cell table:formula="of:=CONCATENATE([.J40];&quot;..&quot;;[.B40])" office:value-type="string" office:string-value="K878E--..U910-F4" calcext:value-type="string">
            <text:p>K878E--..U910-F4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910-F5</text:p>
          </table:table-cell>
          <table:table-cell office:value-type="string" calcext:value-type="string">
            <text:p>Barcode16</text:p>
          </table:table-cell>
          <table:table-cell office:value-type="string" calcext:value-type="string">
            <text:p>Barcode13</text:p>
          </table:table-cell>
          <table:table-cell table:number-columns-repeated="2"/>
          <table:table-cell office:value-type="string" calcext:value-type="string">
            <text:p>Y921-E933-*988</text:p>
          </table:table-cell>
          <table:table-cell office:value-type="string" calcext:value-type="string">
            <text:p>Barcode16_Barcode13</text:p>
          </table:table-cell>
          <table:table-cell/>
          <table:table-cell table:formula="of:=CONCATENATE([.F41];&quot;--&quot;;[.G41])" office:value-type="string" office:string-value="--Y921-E933-*988" calcext:value-type="string">
            <text:p>--Y921-E933-*988</text:p>
          </table:table-cell>
          <table:table-cell table:formula="of:=CONCATENATE([.J41];&quot;..&quot;;[.B41])" office:value-type="string" office:string-value="--Y921-E933-*988..U910-F5" calcext:value-type="string">
            <text:p>--Y921-E933-*988..U910-F5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910-F6</text:p>
          </table:table-cell>
          <table:table-cell table:number-columns-repeated="2" office:value-type="string" calcext:value-type="string">
            <text:p>Barcode16</text:p>
          </table:table-cell>
          <table:table-cell/>
          <table:table-cell office:value-type="string" calcext:value-type="string">
            <text:p>K878E</text:p>
          </table:table-cell>
          <table:table-cell/>
          <table:table-cell office:value-type="string" calcext:value-type="string">
            <text:p>Barcode16_Barcode16</text:p>
          </table:table-cell>
          <table:table-cell/>
          <table:table-cell table:formula="of:=CONCATENATE([.F42];&quot;--&quot;;[.G42])" office:value-type="string" office:string-value="K878E--" calcext:value-type="string">
            <text:p>K878E--</text:p>
          </table:table-cell>
          <table:table-cell table:formula="of:=CONCATENATE([.J42];&quot;..&quot;;[.B42])" office:value-type="string" office:string-value="K878E--..U910-F6" calcext:value-type="string">
            <text:p>K878E--..U910-F6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910-F7</text:p>
          </table:table-cell>
          <table:table-cell office:value-type="string" calcext:value-type="string">
            <text:p>Barcode16</text:p>
          </table:table-cell>
          <table:table-cell office:value-type="string" calcext:value-type="string">
            <text:p>Barcode19</text:p>
          </table:table-cell>
          <table:table-cell table:number-columns-repeated="2"/>
          <table:table-cell office:value-type="string" calcext:value-type="string">
            <text:p>Y921-E933-*988</text:p>
          </table:table-cell>
          <table:table-cell office:value-type="string" calcext:value-type="string">
            <text:p>Barcode16_Barcode19</text:p>
          </table:table-cell>
          <table:table-cell/>
          <table:table-cell table:formula="of:=CONCATENATE([.F43];&quot;--&quot;;[.G43])" office:value-type="string" office:string-value="--Y921-E933-*988" calcext:value-type="string">
            <text:p>--Y921-E933-*988</text:p>
          </table:table-cell>
          <table:table-cell table:formula="of:=CONCATENATE([.J43];&quot;..&quot;;[.B43])" office:value-type="string" office:string-value="--Y921-E933-*988..U910-F7" calcext:value-type="string">
            <text:p>--Y921-E933-*988..U910-F7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910-F8</text:p>
          </table:table-cell>
          <table:table-cell office:value-type="string" calcext:value-type="string">
            <text:p>Barcode16</text:p>
          </table:table-cell>
          <table:table-cell office:value-type="string" calcext:value-type="string">
            <text:p>Barcode22</text:p>
          </table:table-cell>
          <table:table-cell/>
          <table:table-cell office:value-type="string" calcext:value-type="string">
            <text:p>Q255H-K349I-F796V</text:p>
          </table:table-cell>
          <table:table-cell office:value-type="string" calcext:value-type="string">
            <text:p>A951</text:p>
          </table:table-cell>
          <table:table-cell office:value-type="string" calcext:value-type="string">
            <text:p>Barcode16_Barcode22</text:p>
          </table:table-cell>
          <table:table-cell/>
          <table:table-cell table:formula="of:=CONCATENATE([.F44];&quot;--&quot;;[.G44])" office:value-type="string" office:string-value="Q255H-K349I-F796V--A951" calcext:value-type="string">
            <text:p>Q255H-K349I-F796V--A951</text:p>
          </table:table-cell>
          <table:table-cell table:formula="of:=CONCATENATE([.J44];&quot;..&quot;;[.B44])" office:value-type="string" office:string-value="Q255H-K349I-F796V--A951..U910-F8" calcext:value-type="string">
            <text:p>Q255H-K349I-F796V--A951..U910-F8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910-F9</text:p>
          </table:table-cell>
          <table:table-cell office:value-type="string" calcext:value-type="string">
            <text:p>Barcode16</text:p>
          </table:table-cell>
          <table:table-cell office:value-type="string" calcext:value-type="string">
            <text:p>Barcode25</text:p>
          </table:table-cell>
          <table:table-cell/>
          <table:table-cell office:value-type="string" calcext:value-type="string">
            <text:p>L474M-I536V</text:p>
          </table:table-cell>
          <table:table-cell/>
          <table:table-cell office:value-type="string" calcext:value-type="string">
            <text:p>Barcode16_Barcode25</text:p>
          </table:table-cell>
          <table:table-cell/>
          <table:table-cell table:formula="of:=CONCATENATE([.F45];&quot;--&quot;;[.G45])" office:value-type="string" office:string-value="L474M-I536V--" calcext:value-type="string">
            <text:p>L474M-I536V--</text:p>
          </table:table-cell>
          <table:table-cell table:formula="of:=CONCATENATE([.J45];&quot;..&quot;;[.B45])" office:value-type="string" office:string-value="L474M-I536V--..U910-F9" calcext:value-type="string">
            <text:p>L474M-I536V--..U910-F9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910-F10</text:p>
          </table:table-cell>
          <table:table-cell office:value-type="string" calcext:value-type="string">
            <text:p>Barcode16</text:p>
          </table:table-cell>
          <table:table-cell office:value-type="string" calcext:value-type="string">
            <text:p>Barcode28</text:p>
          </table:table-cell>
          <table:table-cell/>
          <table:table-cell office:value-type="string" calcext:value-type="string">
            <text:p>L474M-I536V</text:p>
          </table:table-cell>
          <table:table-cell/>
          <table:table-cell office:value-type="string" calcext:value-type="string">
            <text:p>Barcode16_Barcode28</text:p>
          </table:table-cell>
          <table:table-cell/>
          <table:table-cell table:formula="of:=CONCATENATE([.F46];&quot;--&quot;;[.G46])" office:value-type="string" office:string-value="L474M-I536V--" calcext:value-type="string">
            <text:p>L474M-I536V--</text:p>
          </table:table-cell>
          <table:table-cell table:formula="of:=CONCATENATE([.J46];&quot;..&quot;;[.B46])" office:value-type="string" office:string-value="L474M-I536V--..U910-F10" calcext:value-type="string">
            <text:p>L474M-I536V--..U910-F10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910-F11</text:p>
          </table:table-cell>
          <table:table-cell office:value-type="string" calcext:value-type="string">
            <text:p>Barcode16</text:p>
          </table:table-cell>
          <table:table-cell office:value-type="string" calcext:value-type="string">
            <text:p>Barcode31</text:p>
          </table:table-cell>
          <table:table-cell/>
          <table:table-cell office:value-type="string" calcext:value-type="string">
            <text:p>N981I</text:p>
          </table:table-cell>
          <table:table-cell office:value-type="string" calcext:value-type="string">
            <text:p>E527</text:p>
          </table:table-cell>
          <table:table-cell office:value-type="string" calcext:value-type="string">
            <text:p>Barcode16_Barcode31</text:p>
          </table:table-cell>
          <table:table-cell/>
          <table:table-cell table:formula="of:=CONCATENATE([.F47];&quot;--&quot;;[.G47])" office:value-type="string" office:string-value="N981I--E527" calcext:value-type="string">
            <text:p>N981I--E527</text:p>
          </table:table-cell>
          <table:table-cell table:formula="of:=CONCATENATE([.J47];&quot;..&quot;;[.B47])" office:value-type="string" office:string-value="N981I--E527..U910-F11" calcext:value-type="string">
            <text:p>N981I--E527..U910-F11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910-F12</text:p>
          </table:table-cell>
          <table:table-cell office:value-type="string" calcext:value-type="string">
            <text:p>Barcode16</text:p>
          </table:table-cell>
          <table:table-cell office:value-type="string" calcext:value-type="string">
            <text:p>Barcode34</text:p>
          </table:table-cell>
          <table:table-cell/>
          <table:table-cell office:value-type="string" calcext:value-type="string">
            <text:p>L474M-I536V</text:p>
          </table:table-cell>
          <table:table-cell/>
          <table:table-cell office:value-type="string" calcext:value-type="string">
            <text:p>Barcode16_Barcode34</text:p>
          </table:table-cell>
          <table:table-cell/>
          <table:table-cell table:formula="of:=CONCATENATE([.F48];&quot;--&quot;;[.G48])" office:value-type="string" office:string-value="L474M-I536V--" calcext:value-type="string">
            <text:p>L474M-I536V--</text:p>
          </table:table-cell>
          <table:table-cell table:formula="of:=CONCATENATE([.J48];&quot;..&quot;;[.B48])" office:value-type="string" office:string-value="L474M-I536V--..U910-F12" calcext:value-type="string">
            <text:p>L474M-I536V--..U910-F12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910-F2</text:p>
          </table:table-cell>
          <table:table-cell office:value-type="string" calcext:value-type="string">
            <text:p>Barcode16</text:p>
          </table:table-cell>
          <table:table-cell office:value-type="string" calcext:value-type="string">
            <text:p>Barcode4</text:p>
          </table:table-cell>
          <table:table-cell table:number-columns-repeated="3"/>
          <table:table-cell office:value-type="string" calcext:value-type="string">
            <text:p>Barcode16_Barcode4</text:p>
          </table:table-cell>
          <table:table-cell/>
          <table:table-cell office:value-type="string" calcext:value-type="string">
            <text:p>trixy</text:p>
          </table:table-cell>
          <table:table-cell table:formula="of:=CONCATENATE([.J49];&quot;..&quot;;[.B49])" office:value-type="string" office:string-value="trixy..U910-F2" calcext:value-type="string">
            <text:p>trixy..U910-F2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910-F3</text:p>
          </table:table-cell>
          <table:table-cell office:value-type="string" calcext:value-type="string">
            <text:p>Barcode16</text:p>
          </table:table-cell>
          <table:table-cell office:value-type="string" calcext:value-type="string">
            <text:p>Barcode7</text:p>
          </table:table-cell>
          <table:table-cell table:number-columns-repeated="2"/>
          <table:table-cell office:value-type="string" calcext:value-type="string">
            <text:p>R448</text:p>
          </table:table-cell>
          <table:table-cell office:value-type="string" calcext:value-type="string">
            <text:p>Barcode16_Barcode7</text:p>
          </table:table-cell>
          <table:table-cell/>
          <table:table-cell table:formula="of:=CONCATENATE([.F50];&quot;--&quot;;[.G50])" office:value-type="string" office:string-value="--R448" calcext:value-type="string">
            <text:p>--R448</text:p>
          </table:table-cell>
          <table:table-cell table:formula="of:=CONCATENATE([.J50];&quot;..&quot;;[.B50])" office:value-type="string" office:string-value="--R448..U910-F3" calcext:value-type="string">
            <text:p>--R448..U910-F3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15-G1</text:p>
          </table:table-cell>
          <table:table-cell office:value-type="string" calcext:value-type="string">
            <text:p>Barcode19</text:p>
          </table:table-cell>
          <table:table-cell office:value-type="string" calcext:value-type="string">
            <text:p>Barcode1</text:p>
          </table:table-cell>
          <table:table-cell/>
          <table:table-cell office:value-type="string" calcext:value-type="string">
            <text:p>N449D</text:p>
          </table:table-cell>
          <table:table-cell office:value-type="string" calcext:value-type="string">
            <text:p>R845</text:p>
          </table:table-cell>
          <table:table-cell office:value-type="string" calcext:value-type="string">
            <text:p>Barcode19_Barcode1</text:p>
          </table:table-cell>
          <table:table-cell/>
          <table:table-cell table:formula="of:=CONCATENATE([.F51];&quot;--&quot;;[.G51])" office:value-type="string" office:string-value="N449D--R845" calcext:value-type="string">
            <text:p>N449D--R845</text:p>
          </table:table-cell>
          <table:table-cell table:formula="of:=CONCATENATE([.J51];&quot;..&quot;;[.B51])" office:value-type="string" office:string-value="N449D--R845..U15-G1" calcext:value-type="string">
            <text:p>N449D--R845..U15-G1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15-G4</text:p>
          </table:table-cell>
          <table:table-cell office:value-type="string" calcext:value-type="string">
            <text:p>Barcode19</text:p>
          </table:table-cell>
          <table:table-cell office:value-type="string" calcext:value-type="string">
            <text:p>Barcode10</text:p>
          </table:table-cell>
          <table:table-cell/>
          <table:table-cell office:value-type="string" calcext:value-type="string">
            <text:p>R682S-K777M</text:p>
          </table:table-cell>
          <table:table-cell office:value-type="string" calcext:value-type="string">
            <text:p>I752-Y864-R969</text:p>
          </table:table-cell>
          <table:table-cell office:value-type="string" calcext:value-type="string">
            <text:p>Barcode19_Barcode10</text:p>
          </table:table-cell>
          <table:table-cell/>
          <table:table-cell table:formula="of:=CONCATENATE([.F52];&quot;--&quot;;[.G52])" office:value-type="string" office:string-value="R682S-K777M--I752-Y864-R969" calcext:value-type="string">
            <text:p>R682S-K777M--I752-Y864-R969</text:p>
          </table:table-cell>
          <table:table-cell table:formula="of:=CONCATENATE([.J52];&quot;..&quot;;[.B52])" office:value-type="string" office:string-value="R682S-K777M--I752-Y864-R969..U15-G4" calcext:value-type="string">
            <text:p>R682S-K777M--I752-Y864-R969..U15-G4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15-G5</text:p>
          </table:table-cell>
          <table:table-cell office:value-type="string" calcext:value-type="string">
            <text:p>Barcode19</text:p>
          </table:table-cell>
          <table:table-cell office:value-type="string" calcext:value-type="string">
            <text:p>Barcode13</text:p>
          </table:table-cell>
          <table:table-cell/>
          <table:table-cell office:value-type="string" calcext:value-type="string">
            <text:p>R682S-K777M</text:p>
          </table:table-cell>
          <table:table-cell office:value-type="string" calcext:value-type="string">
            <text:p>I752-Y864-R969</text:p>
          </table:table-cell>
          <table:table-cell office:value-type="string" calcext:value-type="string">
            <text:p>Barcode19_Barcode13</text:p>
          </table:table-cell>
          <table:table-cell/>
          <table:table-cell table:formula="of:=CONCATENATE([.F53];&quot;--&quot;;[.G53])" office:value-type="string" office:string-value="R682S-K777M--I752-Y864-R969" calcext:value-type="string">
            <text:p>R682S-K777M--I752-Y864-R969</text:p>
          </table:table-cell>
          <table:table-cell table:formula="of:=CONCATENATE([.J53];&quot;..&quot;;[.B53])" office:value-type="string" office:string-value="R682S-K777M--I752-Y864-R969..U15-G5" calcext:value-type="string">
            <text:p>R682S-K777M--I752-Y864-R969..U15-G5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15-G6</text:p>
          </table:table-cell>
          <table:table-cell office:value-type="string" calcext:value-type="string">
            <text:p>Barcode19</text:p>
          </table:table-cell>
          <table:table-cell office:value-type="string" calcext:value-type="string">
            <text:p>Barcode16</text:p>
          </table:table-cell>
          <table:table-cell/>
          <table:table-cell office:value-type="string" calcext:value-type="string">
            <text:p>R682S-K777M</text:p>
          </table:table-cell>
          <table:table-cell office:value-type="string" calcext:value-type="string">
            <text:p>I752-Y864-R969</text:p>
          </table:table-cell>
          <table:table-cell office:value-type="string" calcext:value-type="string">
            <text:p>Barcode19_Barcode16</text:p>
          </table:table-cell>
          <table:table-cell/>
          <table:table-cell table:formula="of:=CONCATENATE([.F54];&quot;--&quot;;[.G54])" office:value-type="string" office:string-value="R682S-K777M--I752-Y864-R969" calcext:value-type="string">
            <text:p>R682S-K777M--I752-Y864-R969</text:p>
          </table:table-cell>
          <table:table-cell table:formula="of:=CONCATENATE([.J54];&quot;..&quot;;[.B54])" office:value-type="string" office:string-value="R682S-K777M--I752-Y864-R969..U15-G6" calcext:value-type="string">
            <text:p>R682S-K777M--I752-Y864-R969..U15-G6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15-G7</text:p>
          </table:table-cell>
          <table:table-cell table:number-columns-repeated="2" office:value-type="string" calcext:value-type="string">
            <text:p>Barcode19</text:p>
          </table:table-cell>
          <table:table-cell/>
          <table:table-cell office:value-type="string" calcext:value-type="string">
            <text:p>N449D</text:p>
          </table:table-cell>
          <table:table-cell office:value-type="string" calcext:value-type="string">
            <text:p>R845</text:p>
          </table:table-cell>
          <table:table-cell office:value-type="string" calcext:value-type="string">
            <text:p>Barcode19_Barcode19</text:p>
          </table:table-cell>
          <table:table-cell/>
          <table:table-cell table:formula="of:=CONCATENATE([.F55];&quot;--&quot;;[.G55])" office:value-type="string" office:string-value="N449D--R845" calcext:value-type="string">
            <text:p>N449D--R845</text:p>
          </table:table-cell>
          <table:table-cell table:formula="of:=CONCATENATE([.J55];&quot;..&quot;;[.B55])" office:value-type="string" office:string-value="N449D--R845..U15-G7" calcext:value-type="string">
            <text:p>N449D--R845..U15-G7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15-G8</text:p>
          </table:table-cell>
          <table:table-cell office:value-type="string" calcext:value-type="string">
            <text:p>Barcode19</text:p>
          </table:table-cell>
          <table:table-cell office:value-type="string" calcext:value-type="string">
            <text:p>Barcode22</text:p>
          </table:table-cell>
          <table:table-cell table:number-columns-repeated="2"/>
          <table:table-cell office:value-type="string" calcext:value-type="string">
            <text:p>E527</text:p>
          </table:table-cell>
          <table:table-cell office:value-type="string" calcext:value-type="string">
            <text:p>Barcode19_Barcode22</text:p>
          </table:table-cell>
          <table:table-cell/>
          <table:table-cell table:formula="of:=CONCATENATE([.F56];&quot;--&quot;;[.G56])" office:value-type="string" office:string-value="--E527" calcext:value-type="string">
            <text:p>--E527</text:p>
          </table:table-cell>
          <table:table-cell table:formula="of:=CONCATENATE([.J56];&quot;..&quot;;[.B56])" office:value-type="string" office:string-value="--E527..U15-G8" calcext:value-type="string">
            <text:p>--E527..U15-G8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15-G9</text:p>
          </table:table-cell>
          <table:table-cell office:value-type="string" calcext:value-type="string">
            <text:p>Barcode19</text:p>
          </table:table-cell>
          <table:table-cell office:value-type="string" calcext:value-type="string">
            <text:p>Barcode25</text:p>
          </table:table-cell>
          <table:table-cell table:number-columns-repeated="2"/>
          <table:table-cell office:value-type="string" calcext:value-type="string">
            <text:p>V678-A709-G719</text:p>
          </table:table-cell>
          <table:table-cell office:value-type="string" calcext:value-type="string">
            <text:p>Barcode19_Barcode25</text:p>
          </table:table-cell>
          <table:table-cell/>
          <table:table-cell table:formula="of:=CONCATENATE([.F57];&quot;--&quot;;[.G57])" office:value-type="string" office:string-value="--V678-A709-G719" calcext:value-type="string">
            <text:p>--V678-A709-G719</text:p>
          </table:table-cell>
          <table:table-cell table:formula="of:=CONCATENATE([.J57];&quot;..&quot;;[.B57])" office:value-type="string" office:string-value="--V678-A709-G719..U15-G9" calcext:value-type="string">
            <text:p>--V678-A709-G719..U15-G9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15-G10</text:p>
          </table:table-cell>
          <table:table-cell office:value-type="string" calcext:value-type="string">
            <text:p>Barcode19</text:p>
          </table:table-cell>
          <table:table-cell office:value-type="string" calcext:value-type="string">
            <text:p>Barcode28</text:p>
          </table:table-cell>
          <table:table-cell/>
          <table:table-cell office:value-type="string" calcext:value-type="string">
            <text:p>R682S-K777M</text:p>
          </table:table-cell>
          <table:table-cell office:value-type="string" calcext:value-type="string">
            <text:p>I752-Y864-R969</text:p>
          </table:table-cell>
          <table:table-cell office:value-type="string" calcext:value-type="string">
            <text:p>Barcode19_Barcode28</text:p>
          </table:table-cell>
          <table:table-cell/>
          <table:table-cell table:formula="of:=CONCATENATE([.F58];&quot;--&quot;;[.G58])" office:value-type="string" office:string-value="R682S-K777M--I752-Y864-R969" calcext:value-type="string">
            <text:p>R682S-K777M--I752-Y864-R969</text:p>
          </table:table-cell>
          <table:table-cell table:formula="of:=CONCATENATE([.J58];&quot;..&quot;;[.B58])" office:value-type="string" office:string-value="R682S-K777M--I752-Y864-R969..U15-G10" calcext:value-type="string">
            <text:p>R682S-K777M--I752-Y864-R969..U15-G10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15-G11</text:p>
          </table:table-cell>
          <table:table-cell office:value-type="string" calcext:value-type="string">
            <text:p>Barcode19</text:p>
          </table:table-cell>
          <table:table-cell office:value-type="string" calcext:value-type="string">
            <text:p>Barcode31</text:p>
          </table:table-cell>
          <table:table-cell/>
          <table:table-cell office:value-type="string" calcext:value-type="string">
            <text:p>E263D-K777M</text:p>
          </table:table-cell>
          <table:table-cell office:value-type="string" calcext:value-type="string">
            <text:p>S721</text:p>
          </table:table-cell>
          <table:table-cell office:value-type="string" calcext:value-type="string">
            <text:p>Barcode19_Barcode31</text:p>
          </table:table-cell>
          <table:table-cell/>
          <table:table-cell table:formula="of:=CONCATENATE([.F59];&quot;--&quot;;[.G59])" office:value-type="string" office:string-value="E263D-K777M--S721" calcext:value-type="string">
            <text:p>E263D-K777M--S721</text:p>
          </table:table-cell>
          <table:table-cell table:formula="of:=CONCATENATE([.J59];&quot;..&quot;;[.B59])" office:value-type="string" office:string-value="E263D-K777M--S721..U15-G11" calcext:value-type="string">
            <text:p>E263D-K777M--S721..U15-G11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15-G12</text:p>
          </table:table-cell>
          <table:table-cell office:value-type="string" calcext:value-type="string">
            <text:p>Barcode19</text:p>
          </table:table-cell>
          <table:table-cell office:value-type="string" calcext:value-type="string">
            <text:p>Barcode34</text:p>
          </table:table-cell>
          <table:table-cell/>
          <table:table-cell office:value-type="string" calcext:value-type="string">
            <text:p>R682S-K777M</text:p>
          </table:table-cell>
          <table:table-cell office:value-type="string" calcext:value-type="string">
            <text:p>I752-Y864-R969</text:p>
          </table:table-cell>
          <table:table-cell office:value-type="string" calcext:value-type="string">
            <text:p>Barcode19_Barcode34</text:p>
          </table:table-cell>
          <table:table-cell/>
          <table:table-cell table:formula="of:=CONCATENATE([.F60];&quot;--&quot;;[.G60])" office:value-type="string" office:string-value="R682S-K777M--I752-Y864-R969" calcext:value-type="string">
            <text:p>R682S-K777M--I752-Y864-R969</text:p>
          </table:table-cell>
          <table:table-cell table:formula="of:=CONCATENATE([.J60];&quot;..&quot;;[.B60])" office:value-type="string" office:string-value="R682S-K777M--I752-Y864-R969..U15-G12" calcext:value-type="string">
            <text:p>R682S-K777M--I752-Y864-R969..U15-G12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15-G2</text:p>
          </table:table-cell>
          <table:table-cell office:value-type="string" calcext:value-type="string">
            <text:p>Barcode19</text:p>
          </table:table-cell>
          <table:table-cell office:value-type="string" calcext:value-type="string">
            <text:p>Barcode4</text:p>
          </table:table-cell>
          <table:table-cell table:number-columns-repeated="3"/>
          <table:table-cell office:value-type="string" calcext:value-type="string">
            <text:p>Barcode19_Barcode4</text:p>
          </table:table-cell>
          <table:table-cell/>
          <table:table-cell office:value-type="string" calcext:value-type="string">
            <text:p>trixy</text:p>
          </table:table-cell>
          <table:table-cell table:formula="of:=CONCATENATE([.J61];&quot;..&quot;;[.B61])" office:value-type="string" office:string-value="trixy..U15-G2" calcext:value-type="string">
            <text:p>trixy..U15-G2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15-G3</text:p>
          </table:table-cell>
          <table:table-cell office:value-type="string" calcext:value-type="string">
            <text:p>Barcode19</text:p>
          </table:table-cell>
          <table:table-cell office:value-type="string" calcext:value-type="string">
            <text:p>Barcode7</text:p>
          </table:table-cell>
          <table:table-cell table:number-columns-repeated="3"/>
          <table:table-cell office:value-type="string" calcext:value-type="string">
            <text:p>Barcode19_Barcode7</text:p>
          </table:table-cell>
          <table:table-cell/>
          <table:table-cell office:value-type="string" calcext:value-type="string">
            <text:p>trixy</text:p>
          </table:table-cell>
          <table:table-cell table:formula="of:=CONCATENATE([.J62];&quot;..&quot;;[.B62])" office:value-type="string" office:string-value="trixy..U15-G3" calcext:value-type="string">
            <text:p>trixy..U15-G3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710-H1</text:p>
          </table:table-cell>
          <table:table-cell office:value-type="string" calcext:value-type="string">
            <text:p>Barcode22</text:p>
          </table:table-cell>
          <table:table-cell office:value-type="string" calcext:value-type="string">
            <text:p>Barcode1</text:p>
          </table:table-cell>
          <table:table-cell/>
          <table:table-cell office:value-type="string" calcext:value-type="string">
            <text:p>A458V</text:p>
          </table:table-cell>
          <table:table-cell office:value-type="string" calcext:value-type="string">
            <text:p>L279-S297-V523</text:p>
          </table:table-cell>
          <table:table-cell office:value-type="string" calcext:value-type="string">
            <text:p>Barcode22_Barcode1</text:p>
          </table:table-cell>
          <table:table-cell/>
          <table:table-cell table:formula="of:=CONCATENATE([.F63];&quot;--&quot;;[.G63])" office:value-type="string" office:string-value="A458V--L279-S297-V523" calcext:value-type="string">
            <text:p>A458V--L279-S297-V523</text:p>
          </table:table-cell>
          <table:table-cell table:formula="of:=CONCATENATE([.J63];&quot;..&quot;;[.B63])" office:value-type="string" office:string-value="A458V--L279-S297-V523..U710-H1" calcext:value-type="string">
            <text:p>A458V--L279-S297-V523..U710-H1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710-H4</text:p>
          </table:table-cell>
          <table:table-cell office:value-type="string" calcext:value-type="string">
            <text:p>Barcode22</text:p>
          </table:table-cell>
          <table:table-cell office:value-type="string" calcext:value-type="string">
            <text:p>Barcode10</text:p>
          </table:table-cell>
          <table:table-cell/>
          <table:table-cell office:value-type="string" calcext:value-type="string">
            <text:p>N683S-K777R</text:p>
          </table:table-cell>
          <table:table-cell office:value-type="string" calcext:value-type="string">
            <text:p>D362-S900-Q925</text:p>
          </table:table-cell>
          <table:table-cell office:value-type="string" calcext:value-type="string">
            <text:p>Barcode22_Barcode10</text:p>
          </table:table-cell>
          <table:table-cell/>
          <table:table-cell table:formula="of:=CONCATENATE([.F64];&quot;--&quot;;[.G64])" office:value-type="string" office:string-value="N683S-K777R--D362-S900-Q925" calcext:value-type="string">
            <text:p>N683S-K777R--D362-S900-Q925</text:p>
          </table:table-cell>
          <table:table-cell table:formula="of:=CONCATENATE([.J64];&quot;..&quot;;[.B64])" office:value-type="string" office:string-value="N683S-K777R--D362-S900-Q925..U710-H4" calcext:value-type="string">
            <text:p>N683S-K777R--D362-S900-Q925..U710-H4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710-H5</text:p>
          </table:table-cell>
          <table:table-cell office:value-type="string" calcext:value-type="string">
            <text:p>Barcode22</text:p>
          </table:table-cell>
          <table:table-cell office:value-type="string" calcext:value-type="string">
            <text:p>Barcode13</text:p>
          </table:table-cell>
          <table:table-cell/>
          <table:table-cell office:value-type="string" calcext:value-type="string">
            <text:p>N725I</text:p>
          </table:table-cell>
          <table:table-cell office:value-type="string" calcext:value-type="string">
            <text:p>T310-S340-V583</text:p>
          </table:table-cell>
          <table:table-cell office:value-type="string" calcext:value-type="string">
            <text:p>Barcode22_Barcode13</text:p>
          </table:table-cell>
          <table:table-cell/>
          <table:table-cell table:formula="of:=CONCATENATE([.F65];&quot;--&quot;;[.G65])" office:value-type="string" office:string-value="N725I--T310-S340-V583" calcext:value-type="string">
            <text:p>N725I--T310-S340-V583</text:p>
          </table:table-cell>
          <table:table-cell table:formula="of:=CONCATENATE([.J65];&quot;..&quot;;[.B65])" office:value-type="string" office:string-value="N725I--T310-S340-V583..U710-H5" calcext:value-type="string">
            <text:p>N725I--T310-S340-V583..U710-H5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710-H6</text:p>
          </table:table-cell>
          <table:table-cell office:value-type="string" calcext:value-type="string">
            <text:p>Barcode22</text:p>
          </table:table-cell>
          <table:table-cell office:value-type="string" calcext:value-type="string">
            <text:p>Barcode16</text:p>
          </table:table-cell>
          <table:table-cell/>
          <table:table-cell office:value-type="string" calcext:value-type="string">
            <text:p>A458V</text:p>
          </table:table-cell>
          <table:table-cell office:value-type="string" calcext:value-type="string">
            <text:p>L279-S297-V523</text:p>
          </table:table-cell>
          <table:table-cell office:value-type="string" calcext:value-type="string">
            <text:p>Barcode22_Barcode16</text:p>
          </table:table-cell>
          <table:table-cell/>
          <table:table-cell table:formula="of:=CONCATENATE([.F66];&quot;--&quot;;[.G66])" office:value-type="string" office:string-value="A458V--L279-S297-V523" calcext:value-type="string">
            <text:p>A458V--L279-S297-V523</text:p>
          </table:table-cell>
          <table:table-cell table:formula="of:=CONCATENATE([.J66];&quot;..&quot;;[.B66])" office:value-type="string" office:string-value="A458V--L279-S297-V523..U710-H6" calcext:value-type="string">
            <text:p>A458V--L279-S297-V523..U710-H6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710-H7</text:p>
          </table:table-cell>
          <table:table-cell office:value-type="string" calcext:value-type="string">
            <text:p>Barcode22</text:p>
          </table:table-cell>
          <table:table-cell office:value-type="string" calcext:value-type="string">
            <text:p>Barcode19</text:p>
          </table:table-cell>
          <table:table-cell/>
          <table:table-cell office:value-type="string" calcext:value-type="string">
            <text:p>N683S-K777R</text:p>
          </table:table-cell>
          <table:table-cell office:value-type="string" calcext:value-type="string">
            <text:p>D362-S900-Q925</text:p>
          </table:table-cell>
          <table:table-cell office:value-type="string" calcext:value-type="string">
            <text:p>Barcode22_Barcode19</text:p>
          </table:table-cell>
          <table:table-cell/>
          <table:table-cell table:formula="of:=CONCATENATE([.F67];&quot;--&quot;;[.G67])" office:value-type="string" office:string-value="N683S-K777R--D362-S900-Q925" calcext:value-type="string">
            <text:p>N683S-K777R--D362-S900-Q925</text:p>
          </table:table-cell>
          <table:table-cell table:formula="of:=CONCATENATE([.J67];&quot;..&quot;;[.B67])" office:value-type="string" office:string-value="N683S-K777R--D362-S900-Q925..U710-H7" calcext:value-type="string">
            <text:p>N683S-K777R--D362-S900-Q925..U710-H7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710-H8</text:p>
          </table:table-cell>
          <table:table-cell table:number-columns-repeated="2" office:value-type="string" calcext:value-type="string">
            <text:p>Barcode22</text:p>
          </table:table-cell>
          <table:table-cell/>
          <table:table-cell office:value-type="string" calcext:value-type="string">
            <text:p>N683S-K777R</text:p>
          </table:table-cell>
          <table:table-cell office:value-type="string" calcext:value-type="string">
            <text:p>D362-S900-Q925</text:p>
          </table:table-cell>
          <table:table-cell office:value-type="string" calcext:value-type="string">
            <text:p>Barcode22_Barcode22</text:p>
          </table:table-cell>
          <table:table-cell/>
          <table:table-cell table:formula="of:=CONCATENATE([.F68];&quot;--&quot;;[.G68])" office:value-type="string" office:string-value="N683S-K777R--D362-S900-Q925" calcext:value-type="string">
            <text:p>N683S-K777R--D362-S900-Q925</text:p>
          </table:table-cell>
          <table:table-cell table:formula="of:=CONCATENATE([.J68];&quot;..&quot;;[.B68])" office:value-type="string" office:string-value="N683S-K777R--D362-S900-Q925..U710-H8" calcext:value-type="string">
            <text:p>N683S-K777R--D362-S900-Q925..U710-H8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710-H9</text:p>
          </table:table-cell>
          <table:table-cell office:value-type="string" calcext:value-type="string">
            <text:p>Barcode22</text:p>
          </table:table-cell>
          <table:table-cell office:value-type="string" calcext:value-type="string">
            <text:p>Barcode25</text:p>
          </table:table-cell>
          <table:table-cell table:number-columns-repeated="2"/>
          <table:table-cell office:value-type="string" calcext:value-type="string">
            <text:p>P373</text:p>
          </table:table-cell>
          <table:table-cell office:value-type="string" calcext:value-type="string">
            <text:p>Barcode22_Barcode25</text:p>
          </table:table-cell>
          <table:table-cell/>
          <table:table-cell table:formula="of:=CONCATENATE([.F69];&quot;--&quot;;[.G69])" office:value-type="string" office:string-value="--P373" calcext:value-type="string">
            <text:p>--P373</text:p>
          </table:table-cell>
          <table:table-cell table:formula="of:=CONCATENATE([.J69];&quot;..&quot;;[.B69])" office:value-type="string" office:string-value="--P373..U710-H9" calcext:value-type="string">
            <text:p>--P373..U710-H9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710-H10</text:p>
          </table:table-cell>
          <table:table-cell office:value-type="string" calcext:value-type="string">
            <text:p>Barcode22</text:p>
          </table:table-cell>
          <table:table-cell office:value-type="string" calcext:value-type="string">
            <text:p>Barcode28</text:p>
          </table:table-cell>
          <table:table-cell/>
          <table:table-cell office:value-type="string" calcext:value-type="string">
            <text:p>N683S-K777R</text:p>
          </table:table-cell>
          <table:table-cell office:value-type="string" calcext:value-type="string">
            <text:p>D362-S900-Q925</text:p>
          </table:table-cell>
          <table:table-cell office:value-type="string" calcext:value-type="string">
            <text:p>Barcode22_Barcode28</text:p>
          </table:table-cell>
          <table:table-cell/>
          <table:table-cell table:formula="of:=CONCATENATE([.F70];&quot;--&quot;;[.G70])" office:value-type="string" office:string-value="N683S-K777R--D362-S900-Q925" calcext:value-type="string">
            <text:p>N683S-K777R--D362-S900-Q925</text:p>
          </table:table-cell>
          <table:table-cell table:formula="of:=CONCATENATE([.J70];&quot;..&quot;;[.B70])" office:value-type="string" office:string-value="N683S-K777R--D362-S900-Q925..U710-H10" calcext:value-type="string">
            <text:p>N683S-K777R--D362-S900-Q925..U710-H10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710-H11</text:p>
          </table:table-cell>
          <table:table-cell office:value-type="string" calcext:value-type="string">
            <text:p>Barcode22</text:p>
          </table:table-cell>
          <table:table-cell office:value-type="string" calcext:value-type="string">
            <text:p>Barcode31</text:p>
          </table:table-cell>
          <table:table-cell/>
          <table:table-cell office:value-type="string" calcext:value-type="string">
            <text:p>A458V</text:p>
          </table:table-cell>
          <table:table-cell office:value-type="string" calcext:value-type="string">
            <text:p>L279-S297-V523</text:p>
          </table:table-cell>
          <table:table-cell office:value-type="string" calcext:value-type="string">
            <text:p>Barcode22_Barcode31</text:p>
          </table:table-cell>
          <table:table-cell/>
          <table:table-cell table:formula="of:=CONCATENATE([.F71];&quot;--&quot;;[.G71])" office:value-type="string" office:string-value="A458V--L279-S297-V523" calcext:value-type="string">
            <text:p>A458V--L279-S297-V523</text:p>
          </table:table-cell>
          <table:table-cell table:formula="of:=CONCATENATE([.J71];&quot;..&quot;;[.B71])" office:value-type="string" office:string-value="A458V--L279-S297-V523..U710-H11" calcext:value-type="string">
            <text:p>A458V--L279-S297-V523..U710-H11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710-H12</text:p>
          </table:table-cell>
          <table:table-cell office:value-type="string" calcext:value-type="string">
            <text:p>Barcode22</text:p>
          </table:table-cell>
          <table:table-cell office:value-type="string" calcext:value-type="string">
            <text:p>Barcode34</text:p>
          </table:table-cell>
          <table:table-cell/>
          <table:table-cell office:value-type="string" calcext:value-type="string">
            <text:p>N683S-K777R</text:p>
          </table:table-cell>
          <table:table-cell office:value-type="string" calcext:value-type="string">
            <text:p>D362-S900-Q925</text:p>
          </table:table-cell>
          <table:table-cell office:value-type="string" calcext:value-type="string">
            <text:p>Barcode22_Barcode34</text:p>
          </table:table-cell>
          <table:table-cell/>
          <table:table-cell table:formula="of:=CONCATENATE([.F72];&quot;--&quot;;[.G72])" office:value-type="string" office:string-value="N683S-K777R--D362-S900-Q925" calcext:value-type="string">
            <text:p>N683S-K777R--D362-S900-Q925</text:p>
          </table:table-cell>
          <table:table-cell table:formula="of:=CONCATENATE([.J72];&quot;..&quot;;[.B72])" office:value-type="string" office:string-value="N683S-K777R--D362-S900-Q925..U710-H12" calcext:value-type="string">
            <text:p>N683S-K777R--D362-S900-Q925..U710-H12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710-H2</text:p>
          </table:table-cell>
          <table:table-cell office:value-type="string" calcext:value-type="string">
            <text:p>Barcode22</text:p>
          </table:table-cell>
          <table:table-cell office:value-type="string" calcext:value-type="string">
            <text:p>Barcode4</text:p>
          </table:table-cell>
          <table:table-cell/>
          <table:table-cell office:value-type="string" calcext:value-type="string">
            <text:p>A458V</text:p>
          </table:table-cell>
          <table:table-cell office:value-type="string" calcext:value-type="string">
            <text:p>L279-S297-V523</text:p>
          </table:table-cell>
          <table:table-cell office:value-type="string" calcext:value-type="string">
            <text:p>Barcode22_Barcode4</text:p>
          </table:table-cell>
          <table:table-cell/>
          <table:table-cell table:formula="of:=CONCATENATE([.F73];&quot;--&quot;;[.G73])" office:value-type="string" office:string-value="A458V--L279-S297-V523" calcext:value-type="string">
            <text:p>A458V--L279-S297-V523</text:p>
          </table:table-cell>
          <table:table-cell table:formula="of:=CONCATENATE([.J73];&quot;..&quot;;[.B73])" office:value-type="string" office:string-value="A458V--L279-S297-V523..U710-H2" calcext:value-type="string">
            <text:p>A458V--L279-S297-V523..U710-H2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710-H3</text:p>
          </table:table-cell>
          <table:table-cell office:value-type="string" calcext:value-type="string">
            <text:p>Barcode22</text:p>
          </table:table-cell>
          <table:table-cell office:value-type="string" calcext:value-type="string">
            <text:p>Barcode7</text:p>
          </table:table-cell>
          <table:table-cell table:number-columns-repeated="2"/>
          <table:table-cell office:value-type="string" calcext:value-type="string">
            <text:p>K349-S471-P496-I623-F793</text:p>
          </table:table-cell>
          <table:table-cell office:value-type="string" calcext:value-type="string">
            <text:p>Barcode22_Barcode7</text:p>
          </table:table-cell>
          <table:table-cell/>
          <table:table-cell table:formula="of:=CONCATENATE([.F74];&quot;--&quot;;[.G74])" office:value-type="string" office:string-value="--K349-S471-P496-I623-F793" calcext:value-type="string">
            <text:p>--K349-S471-P496-I623-F793</text:p>
          </table:table-cell>
          <table:table-cell table:formula="of:=CONCATENATE([.J74];&quot;..&quot;;[.B74])" office:value-type="string" office:string-value="--K349-S471-P496-I623-F793..U710-H3" calcext:value-type="string">
            <text:p>--K349-S471-P496-I623-F793..U710-H3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pGR481ctrl</text:p>
          </table:table-cell>
          <table:table-cell office:value-type="string" calcext:value-type="string">
            <text:p>Barcode4</text:p>
          </table:table-cell>
          <table:table-cell office:value-type="string" calcext:value-type="string">
            <text:p>Barcode1</text:p>
          </table:table-cell>
          <table:table-cell table:number-columns-repeated="3"/>
          <table:table-cell office:value-type="string" calcext:value-type="string">
            <text:p>Barcode4_Barcode1</text:p>
          </table:table-cell>
          <table:table-cell/>
          <table:table-cell office:value-type="string" calcext:value-type="string">
            <text:p>trixy</text:p>
          </table:table-cell>
          <table:table-cell table:formula="of:=CONCATENATE([.J75];&quot;..&quot;;[.B75])" office:value-type="string" office:string-value="trixy..pGR481ctrl" calcext:value-type="string">
            <text:p>trixy..pGR481ctrl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pGR481ctrl</text:p>
          </table:table-cell>
          <table:table-cell office:value-type="string" calcext:value-type="string">
            <text:p>Barcode4</text:p>
          </table:table-cell>
          <table:table-cell office:value-type="string" calcext:value-type="string">
            <text:p>Barcode1</text:p>
          </table:table-cell>
          <table:table-cell table:number-columns-repeated="5"/>
          <table:table-cell office:value-type="string" calcext:value-type="string">
            <text:p>trixy</text:p>
          </table:table-cell>
          <table:table-cell table:formula="of:=CONCATENATE([.J76];&quot;..&quot;;[.B76])" office:value-type="string" office:string-value="trixy..pGR481ctrl" calcext:value-type="string">
            <text:p>trixy..pGR481ctrl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58-B4</text:p>
          </table:table-cell>
          <table:table-cell office:value-type="string" calcext:value-type="string">
            <text:p>Barcode4</text:p>
          </table:table-cell>
          <table:table-cell office:value-type="string" calcext:value-type="string">
            <text:p>Barcode10</text:p>
          </table:table-cell>
          <table:table-cell/>
          <table:table-cell office:value-type="string" calcext:value-type="string">
            <text:p>I824T-K825R</text:p>
          </table:table-cell>
          <table:table-cell/>
          <table:table-cell office:value-type="string" calcext:value-type="string">
            <text:p>Barcode4_Barcode10</text:p>
          </table:table-cell>
          <table:table-cell/>
          <table:table-cell table:formula="of:=CONCATENATE([.F77];&quot;--&quot;;[.G77])" office:value-type="string" office:string-value="I824T-K825R--" calcext:value-type="string">
            <text:p>I824T-K825R--</text:p>
          </table:table-cell>
          <table:table-cell table:formula="of:=CONCATENATE([.J77];&quot;..&quot;;[.B77])" office:value-type="string" office:string-value="I824T-K825R--..U58-B4" calcext:value-type="string">
            <text:p>I824T-K825R--..U58-B4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58-B5</text:p>
          </table:table-cell>
          <table:table-cell office:value-type="string" calcext:value-type="string">
            <text:p>Barcode4</text:p>
          </table:table-cell>
          <table:table-cell office:value-type="string" calcext:value-type="string">
            <text:p>Barcode13</text:p>
          </table:table-cell>
          <table:table-cell/>
          <table:table-cell office:value-type="string" calcext:value-type="string">
            <text:p>I824T-K825R</text:p>
          </table:table-cell>
          <table:table-cell/>
          <table:table-cell office:value-type="string" calcext:value-type="string">
            <text:p>Barcode4_Barcode13</text:p>
          </table:table-cell>
          <table:table-cell/>
          <table:table-cell table:formula="of:=CONCATENATE([.F78];&quot;--&quot;;[.G78])" office:value-type="string" office:string-value="I824T-K825R--" calcext:value-type="string">
            <text:p>I824T-K825R--</text:p>
          </table:table-cell>
          <table:table-cell table:formula="of:=CONCATENATE([.J78];&quot;..&quot;;[.B78])" office:value-type="string" office:string-value="I824T-K825R--..U58-B5" calcext:value-type="string">
            <text:p>I824T-K825R--..U58-B5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58-B6</text:p>
          </table:table-cell>
          <table:table-cell office:value-type="string" calcext:value-type="string">
            <text:p>Barcode4</text:p>
          </table:table-cell>
          <table:table-cell office:value-type="string" calcext:value-type="string">
            <text:p>Barcode16</text:p>
          </table:table-cell>
          <table:table-cell/>
          <table:table-cell office:value-type="string" calcext:value-type="string">
            <text:p>I824T-K825R</text:p>
          </table:table-cell>
          <table:table-cell/>
          <table:table-cell office:value-type="string" calcext:value-type="string">
            <text:p>Barcode4_Barcode16</text:p>
          </table:table-cell>
          <table:table-cell/>
          <table:table-cell table:formula="of:=CONCATENATE([.F79];&quot;--&quot;;[.G79])" office:value-type="string" office:string-value="I824T-K825R--" calcext:value-type="string">
            <text:p>I824T-K825R--</text:p>
          </table:table-cell>
          <table:table-cell table:formula="of:=CONCATENATE([.J79];&quot;..&quot;;[.B79])" office:value-type="string" office:string-value="I824T-K825R--..U58-B6" calcext:value-type="string">
            <text:p>I824T-K825R--..U58-B6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58-B7</text:p>
          </table:table-cell>
          <table:table-cell office:value-type="string" calcext:value-type="string">
            <text:p>Barcode4</text:p>
          </table:table-cell>
          <table:table-cell office:value-type="string" calcext:value-type="string">
            <text:p>Barcode19</text:p>
          </table:table-cell>
          <table:table-cell/>
          <table:table-cell office:value-type="string" calcext:value-type="string">
            <text:p>F702I-I761L-I863V</text:p>
          </table:table-cell>
          <table:table-cell office:value-type="string" calcext:value-type="string">
            <text:p>L500</text:p>
          </table:table-cell>
          <table:table-cell office:value-type="string" calcext:value-type="string">
            <text:p>Barcode4_Barcode19</text:p>
          </table:table-cell>
          <table:table-cell/>
          <table:table-cell table:formula="of:=CONCATENATE([.F80];&quot;--&quot;;[.G80])" office:value-type="string" office:string-value="F702I-I761L-I863V--L500" calcext:value-type="string">
            <text:p>F702I-I761L-I863V--L500</text:p>
          </table:table-cell>
          <table:table-cell table:formula="of:=CONCATENATE([.J80];&quot;..&quot;;[.B80])" office:value-type="string" office:string-value="F702I-I761L-I863V--L500..U58-B7" calcext:value-type="string">
            <text:p>F702I-I761L-I863V--L500..U58-B7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58-B8</text:p>
          </table:table-cell>
          <table:table-cell office:value-type="string" calcext:value-type="string">
            <text:p>Barcode4</text:p>
          </table:table-cell>
          <table:table-cell office:value-type="string" calcext:value-type="string">
            <text:p>Barcode22</text:p>
          </table:table-cell>
          <table:table-cell/>
          <table:table-cell office:value-type="string" calcext:value-type="string">
            <text:p>I824T-K825R</text:p>
          </table:table-cell>
          <table:table-cell/>
          <table:table-cell office:value-type="string" calcext:value-type="string">
            <text:p>Barcode4_Barcode22</text:p>
          </table:table-cell>
          <table:table-cell/>
          <table:table-cell table:formula="of:=CONCATENATE([.F81];&quot;--&quot;;[.G81])" office:value-type="string" office:string-value="I824T-K825R--" calcext:value-type="string">
            <text:p>I824T-K825R--</text:p>
          </table:table-cell>
          <table:table-cell table:formula="of:=CONCATENATE([.J81];&quot;..&quot;;[.B81])" office:value-type="string" office:string-value="I824T-K825R--..U58-B8" calcext:value-type="string">
            <text:p>I824T-K825R--..U58-B8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58-B9</text:p>
          </table:table-cell>
          <table:table-cell office:value-type="string" calcext:value-type="string">
            <text:p>Barcode4</text:p>
          </table:table-cell>
          <table:table-cell office:value-type="string" calcext:value-type="string">
            <text:p>Barcode25</text:p>
          </table:table-cell>
          <table:table-cell table:number-columns-repeated="2"/>
          <table:table-cell office:value-type="string" calcext:value-type="string">
            <text:p>Y316-G672</text:p>
          </table:table-cell>
          <table:table-cell office:value-type="string" calcext:value-type="string">
            <text:p>Barcode4_Barcode25</text:p>
          </table:table-cell>
          <table:table-cell/>
          <table:table-cell table:formula="of:=CONCATENATE([.F82];&quot;--&quot;;[.G82])" office:value-type="string" office:string-value="--Y316-G672" calcext:value-type="string">
            <text:p>--Y316-G672</text:p>
          </table:table-cell>
          <table:table-cell table:formula="of:=CONCATENATE([.J82];&quot;..&quot;;[.B82])" office:value-type="string" office:string-value="--Y316-G672..U58-B9" calcext:value-type="string">
            <text:p>--Y316-G672..U58-B9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W78new-B10</text:p>
          </table:table-cell>
          <table:table-cell office:value-type="string" calcext:value-type="string">
            <text:p>Barcode4</text:p>
          </table:table-cell>
          <table:table-cell office:value-type="string" calcext:value-type="string">
            <text:p>Barcode28</text:p>
          </table:table-cell>
          <table:table-cell/>
          <table:table-cell office:value-type="string" calcext:value-type="string">
            <text:p>K777T</text:p>
          </table:table-cell>
          <table:table-cell office:value-type="string" calcext:value-type="string">
            <text:p>A961</text:p>
          </table:table-cell>
          <table:table-cell office:value-type="string" calcext:value-type="string">
            <text:p>Barcode4_Barcode28</text:p>
          </table:table-cell>
          <table:table-cell/>
          <table:table-cell table:formula="of:=CONCATENATE([.F83];&quot;--&quot;;[.G83])" office:value-type="string" office:string-value="K777T--A961" calcext:value-type="string">
            <text:p>K777T--A961</text:p>
          </table:table-cell>
          <table:table-cell table:formula="of:=CONCATENATE([.J83];&quot;..&quot;;[.B83])" office:value-type="string" office:string-value="K777T--A961..UW78new-B10" calcext:value-type="string">
            <text:p>K777T--A961..UW78new-B10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W78-B11</text:p>
          </table:table-cell>
          <table:table-cell office:value-type="string" calcext:value-type="string">
            <text:p>Barcode4</text:p>
          </table:table-cell>
          <table:table-cell office:value-type="string" calcext:value-type="string">
            <text:p>Barcode31</text:p>
          </table:table-cell>
          <table:table-cell table:number-columns-repeated="3"/>
          <table:table-cell office:value-type="string" calcext:value-type="string">
            <text:p>Barcode4_Barcode31</text:p>
          </table:table-cell>
          <table:table-cell/>
          <table:table-cell office:value-type="string" calcext:value-type="string">
            <text:p>trixy</text:p>
          </table:table-cell>
          <table:table-cell table:formula="of:=CONCATENATE([.J84];&quot;..&quot;;[.B84])" office:value-type="string" office:string-value="trixy..UW78-B11" calcext:value-type="string">
            <text:p>trixy..UW78-B11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W78-B12</text:p>
          </table:table-cell>
          <table:table-cell office:value-type="string" calcext:value-type="string">
            <text:p>Barcode4</text:p>
          </table:table-cell>
          <table:table-cell office:value-type="string" calcext:value-type="string">
            <text:p>Barcode34</text:p>
          </table:table-cell>
          <table:table-cell table:number-columns-repeated="3"/>
          <table:table-cell office:value-type="string" calcext:value-type="string">
            <text:p>Barcode4_Barcode34</text:p>
          </table:table-cell>
          <table:table-cell/>
          <table:table-cell office:value-type="string" calcext:value-type="string">
            <text:p>trixy</text:p>
          </table:table-cell>
          <table:table-cell table:formula="of:=CONCATENATE([.J85];&quot;..&quot;;[.B85])" office:value-type="string" office:string-value="trixy..UW78-B12" calcext:value-type="string">
            <text:p>trixy..UW78-B12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58-B2</text:p>
          </table:table-cell>
          <table:table-cell table:number-columns-repeated="2" office:value-type="string" calcext:value-type="string">
            <text:p>Barcode4</text:p>
          </table:table-cell>
          <table:table-cell/>
          <table:table-cell office:value-type="string" calcext:value-type="string">
            <text:p>L477M-K777T</text:p>
          </table:table-cell>
          <table:table-cell office:value-type="string" calcext:value-type="string">
            <text:p>F429-D504</text:p>
          </table:table-cell>
          <table:table-cell office:value-type="string" calcext:value-type="string">
            <text:p>Barcode4_Barcode4</text:p>
          </table:table-cell>
          <table:table-cell/>
          <table:table-cell table:formula="of:=CONCATENATE([.F86];&quot;--&quot;;[.G86])" office:value-type="string" office:string-value="L477M-K777T--F429-D504" calcext:value-type="string">
            <text:p>L477M-K777T--F429-D504</text:p>
          </table:table-cell>
          <table:table-cell table:formula="of:=CONCATENATE([.J86];&quot;..&quot;;[.B86])" office:value-type="string" office:string-value="L477M-K777T--F429-D504..U58-B2" calcext:value-type="string">
            <text:p>L477M-K777T--F429-D504..U58-B2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noDNActrl</text:p>
          </table:table-cell>
          <table:table-cell office:value-type="string" calcext:value-type="string">
            <text:p>Barcode4</text:p>
          </table:table-cell>
          <table:table-cell office:value-type="string" calcext:value-type="string">
            <text:p>Barcode7</text:p>
          </table:table-cell>
          <table:table-cell table:number-columns-repeated="5"/>
          <table:table-cell office:value-type="string" calcext:value-type="string">
            <text:p>trixy</text:p>
          </table:table-cell>
          <table:table-cell table:formula="of:=CONCATENATE([.J87];&quot;..&quot;;[.B87])" office:value-type="string" office:string-value="trixy..noDNActrl" calcext:value-type="string">
            <text:p>trixy..noDNActrl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58-C1</text:p>
          </table:table-cell>
          <table:table-cell office:value-type="string" calcext:value-type="string">
            <text:p>Barcode7</text:p>
          </table:table-cell>
          <table:table-cell office:value-type="string" calcext:value-type="string">
            <text:p>Barcode1</text:p>
          </table:table-cell>
          <table:table-cell/>
          <table:table-cell office:value-type="string" calcext:value-type="string">
            <text:p>I824T-K825R</text:p>
          </table:table-cell>
          <table:table-cell/>
          <table:table-cell office:value-type="string" calcext:value-type="string">
            <text:p>Barcode7_Barcode1</text:p>
          </table:table-cell>
          <table:table-cell/>
          <table:table-cell table:formula="of:=CONCATENATE([.F88];&quot;--&quot;;[.G88])" office:value-type="string" office:string-value="I824T-K825R--" calcext:value-type="string">
            <text:p>I824T-K825R--</text:p>
          </table:table-cell>
          <table:table-cell table:formula="of:=CONCATENATE([.J88];&quot;..&quot;;[.B88])" office:value-type="string" office:string-value="I824T-K825R--..U58-C1" calcext:value-type="string">
            <text:p>I824T-K825R--..U58-C1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58-C4</text:p>
          </table:table-cell>
          <table:table-cell office:value-type="string" calcext:value-type="string">
            <text:p>Barcode7</text:p>
          </table:table-cell>
          <table:table-cell office:value-type="string" calcext:value-type="string">
            <text:p>Barcode10</text:p>
          </table:table-cell>
          <table:table-cell/>
          <table:table-cell office:value-type="string" calcext:value-type="string">
            <text:p>L477M-K777T</text:p>
          </table:table-cell>
          <table:table-cell office:value-type="string" calcext:value-type="string">
            <text:p>F429-D504</text:p>
          </table:table-cell>
          <table:table-cell office:value-type="string" calcext:value-type="string">
            <text:p>Barcode7_Barcode10</text:p>
          </table:table-cell>
          <table:table-cell/>
          <table:table-cell table:formula="of:=CONCATENATE([.F89];&quot;--&quot;;[.G89])" office:value-type="string" office:string-value="L477M-K777T--F429-D504" calcext:value-type="string">
            <text:p>L477M-K777T--F429-D504</text:p>
          </table:table-cell>
          <table:table-cell table:formula="of:=CONCATENATE([.J89];&quot;..&quot;;[.B89])" office:value-type="string" office:string-value="L477M-K777T--F429-D504..U58-C4" calcext:value-type="string">
            <text:p>L477M-K777T--F429-D504..U58-C4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58-C5</text:p>
          </table:table-cell>
          <table:table-cell office:value-type="string" calcext:value-type="string">
            <text:p>Barcode7</text:p>
          </table:table-cell>
          <table:table-cell office:value-type="string" calcext:value-type="string">
            <text:p>Barcode13</text:p>
          </table:table-cell>
          <table:table-cell/>
          <table:table-cell office:value-type="string" calcext:value-type="string">
            <text:p>I824T-K825R</text:p>
          </table:table-cell>
          <table:table-cell/>
          <table:table-cell office:value-type="string" calcext:value-type="string">
            <text:p>Barcode7_Barcode13</text:p>
          </table:table-cell>
          <table:table-cell/>
          <table:table-cell table:formula="of:=CONCATENATE([.F90];&quot;--&quot;;[.G90])" office:value-type="string" office:string-value="I824T-K825R--" calcext:value-type="string">
            <text:p>I824T-K825R--</text:p>
          </table:table-cell>
          <table:table-cell table:formula="of:=CONCATENATE([.J90];&quot;..&quot;;[.B90])" office:value-type="string" office:string-value="I824T-K825R--..U58-C5" calcext:value-type="string">
            <text:p>I824T-K825R--..U58-C5</text:p>
          </table:table-cell>
        </table:table-row>
        <table:table-row table:style-name="ro1">
          <table:table-cell office:value-type="string" calcext:value-type="string">
            <text:p>2nd-TPDNAP-DE4-p1</text:p>
          </table:table-cell>
          <table:table-cell office:value-type="string" calcext:value-type="string">
            <text:p>U58-C6</text:p>
          </table:table-cell>
          <table:table-cell office:value-type="string" calcext:value-type="string">
            <text:p>Barcode7</text:p>
          </table:table-cell>
          <table:table-cell office:value-type="string" calcext:value-type="string">
            <text:p>Barcode16</text:p>
          </table:table-cell>
          <table:table-cell/>
          <table:table-cell office:value-type="string" calcext:value-type="string">
            <text:p>E266D-Q598K-N713S</text:p>
          </table:table-cell>
          <table:table-cell office:value-type="string" calcext:value-type="string">
            <text:p>E980</text:p>
          </table:table-cell>
          <table:table-cell office:value-type="string" calcext:value-type="string">
            <text:p>Barcode7_Barcode16</text:p>
          </table:table-cell>
          <table:table-cell/>
          <table:table-cell table:formula="of:=CONCATENATE([.F91];&quot;--&quot;;[.G91])" office:value-type="string" office:string-value="E266D-Q598K-N713S--E980" calcext:value-type="string">
            <text:p>E266D-Q598K-N713S--E980</text:p>
          </table:table-cell>
          <table:table-cell table:formula="of:=CONCATENATE([.J91];&quot;..&quot;;[.B91])" office:value-type="string" office:string-value="E266D-Q598K-N713S--E980..U58-C6" calcext:value-type="string">
            <text:p>E266D-Q598K-N713S--E980..U58-C6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58-C7</text:p>
          </table:table-cell>
          <table:table-cell office:value-type="string" calcext:value-type="string">
            <text:p>Barcode7</text:p>
          </table:table-cell>
          <table:table-cell office:value-type="string" calcext:value-type="string">
            <text:p>Barcode19</text:p>
          </table:table-cell>
          <table:table-cell/>
          <table:table-cell office:value-type="string" calcext:value-type="string">
            <text:p>N259Y-R395K</text:p>
          </table:table-cell>
          <table:table-cell office:value-type="string" calcext:value-type="string">
            <text:p>H609</text:p>
          </table:table-cell>
          <table:table-cell office:value-type="string" calcext:value-type="string">
            <text:p>Barcode7_Barcode19</text:p>
          </table:table-cell>
          <table:table-cell/>
          <table:table-cell table:formula="of:=CONCATENATE([.F92];&quot;--&quot;;[.G92])" office:value-type="string" office:string-value="N259Y-R395K--H609" calcext:value-type="string">
            <text:p>N259Y-R395K--H609</text:p>
          </table:table-cell>
          <table:table-cell table:formula="of:=CONCATENATE([.J92];&quot;..&quot;;[.B92])" office:value-type="string" office:string-value="N259Y-R395K--H609..U58-C7" calcext:value-type="string">
            <text:p>N259Y-R395K--H609..U58-C7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58-C8</text:p>
          </table:table-cell>
          <table:table-cell office:value-type="string" calcext:value-type="string">
            <text:p>Barcode7</text:p>
          </table:table-cell>
          <table:table-cell office:value-type="string" calcext:value-type="string">
            <text:p>Barcode22</text:p>
          </table:table-cell>
          <table:table-cell/>
          <table:table-cell office:value-type="string" calcext:value-type="string">
            <text:p>L477M-K777T</text:p>
          </table:table-cell>
          <table:table-cell office:value-type="string" calcext:value-type="string">
            <text:p>F429-D504</text:p>
          </table:table-cell>
          <table:table-cell office:value-type="string" calcext:value-type="string">
            <text:p>Barcode7_Barcode22</text:p>
          </table:table-cell>
          <table:table-cell/>
          <table:table-cell table:formula="of:=CONCATENATE([.F93];&quot;--&quot;;[.G93])" office:value-type="string" office:string-value="L477M-K777T--F429-D504" calcext:value-type="string">
            <text:p>L477M-K777T--F429-D504</text:p>
          </table:table-cell>
          <table:table-cell table:formula="of:=CONCATENATE([.J93];&quot;..&quot;;[.B93])" office:value-type="string" office:string-value="L477M-K777T--F429-D504..U58-C8" calcext:value-type="string">
            <text:p>L477M-K777T--F429-D504..U58-C8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58-C9</text:p>
          </table:table-cell>
          <table:table-cell office:value-type="string" calcext:value-type="string">
            <text:p>Barcode7</text:p>
          </table:table-cell>
          <table:table-cell office:value-type="string" calcext:value-type="string">
            <text:p>Barcode25</text:p>
          </table:table-cell>
          <table:table-cell table:number-columns-repeated="3"/>
          <table:table-cell office:value-type="string" calcext:value-type="string">
            <text:p>Barcode7_Barcode25</text:p>
          </table:table-cell>
          <table:table-cell/>
          <table:table-cell office:value-type="string" calcext:value-type="string">
            <text:p>trixy</text:p>
          </table:table-cell>
          <table:table-cell table:formula="of:=CONCATENATE([.J94];&quot;..&quot;;[.B94])" office:value-type="string" office:string-value="trixy..U58-C9" calcext:value-type="string">
            <text:p>trixy..U58-C9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58new-C10</text:p>
          </table:table-cell>
          <table:table-cell office:value-type="string" calcext:value-type="string">
            <text:p>Barcode7</text:p>
          </table:table-cell>
          <table:table-cell office:value-type="string" calcext:value-type="string">
            <text:p>Barcode28</text:p>
          </table:table-cell>
          <table:table-cell/>
          <table:table-cell office:value-type="string" calcext:value-type="string">
            <text:p>L477M-K777T</text:p>
          </table:table-cell>
          <table:table-cell office:value-type="string" calcext:value-type="string">
            <text:p>F429-D504</text:p>
          </table:table-cell>
          <table:table-cell office:value-type="string" calcext:value-type="string">
            <text:p>Barcode7_Barcode28</text:p>
          </table:table-cell>
          <table:table-cell/>
          <table:table-cell table:formula="of:=CONCATENATE([.F95];&quot;--&quot;;[.G95])" office:value-type="string" office:string-value="L477M-K777T--F429-D504" calcext:value-type="string">
            <text:p>L477M-K777T--F429-D504</text:p>
          </table:table-cell>
          <table:table-cell table:formula="of:=CONCATENATE([.J95];&quot;..&quot;;[.B95])" office:value-type="string" office:string-value="L477M-K777T--F429-D504..U58new-C10" calcext:value-type="string">
            <text:p>L477M-K777T--F429-D504..U58new-C10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58new-C11</text:p>
          </table:table-cell>
          <table:table-cell office:value-type="string" calcext:value-type="string">
            <text:p>Barcode7</text:p>
          </table:table-cell>
          <table:table-cell office:value-type="string" calcext:value-type="string">
            <text:p>Barcode31</text:p>
          </table:table-cell>
          <table:table-cell table:number-columns-repeated="5"/>
          <table:table-cell office:value-type="string" calcext:value-type="string">
            <text:p>trixy</text:p>
          </table:table-cell>
          <table:table-cell table:formula="of:=CONCATENATE([.J96];&quot;..&quot;;[.B96])" office:value-type="string" office:string-value="trixy..U58new-C11" calcext:value-type="string">
            <text:p>trixy..U58new-C11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58new-C12</text:p>
          </table:table-cell>
          <table:table-cell office:value-type="string" calcext:value-type="string">
            <text:p>Barcode7</text:p>
          </table:table-cell>
          <table:table-cell office:value-type="string" calcext:value-type="string">
            <text:p>Barcode34</text:p>
          </table:table-cell>
          <table:table-cell/>
          <table:table-cell office:value-type="string" calcext:value-type="string">
            <text:p>D543G-A912T</text:p>
          </table:table-cell>
          <table:table-cell/>
          <table:table-cell office:value-type="string" calcext:value-type="string">
            <text:p>Barcode7_Barcode34</text:p>
          </table:table-cell>
          <table:table-cell/>
          <table:table-cell table:formula="of:=CONCATENATE([.F97];&quot;--&quot;;[.G97])" office:value-type="string" office:string-value="D543G-A912T--" calcext:value-type="string">
            <text:p>D543G-A912T--</text:p>
          </table:table-cell>
          <table:table-cell table:formula="of:=CONCATENATE([.J97];&quot;..&quot;;[.B97])" office:value-type="string" office:string-value="D543G-A912T--..U58new-C12" calcext:value-type="string">
            <text:p>D543G-A912T--..U58new-C12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58-C2</text:p>
          </table:table-cell>
          <table:table-cell office:value-type="string" calcext:value-type="string">
            <text:p>Barcode7</text:p>
          </table:table-cell>
          <table:table-cell office:value-type="string" calcext:value-type="string">
            <text:p>Barcode4</text:p>
          </table:table-cell>
          <table:table-cell/>
          <table:table-cell office:value-type="string" calcext:value-type="string">
            <text:p>E266D-Q598K-N713S</text:p>
          </table:table-cell>
          <table:table-cell office:value-type="string" calcext:value-type="string">
            <text:p>E980</text:p>
          </table:table-cell>
          <table:table-cell office:value-type="string" calcext:value-type="string">
            <text:p>Barcode7_Barcode4</text:p>
          </table:table-cell>
          <table:table-cell/>
          <table:table-cell table:formula="of:=CONCATENATE([.F98];&quot;--&quot;;[.G98])" office:value-type="string" office:string-value="E266D-Q598K-N713S--E980" calcext:value-type="string">
            <text:p>E266D-Q598K-N713S--E980</text:p>
          </table:table-cell>
          <table:table-cell table:formula="of:=CONCATENATE([.J98];&quot;..&quot;;[.B98])" office:value-type="string" office:string-value="E266D-Q598K-N713S--E980..U58-C2" calcext:value-type="string">
            <text:p>E266D-Q598K-N713S--E980..U58-C2</text:p>
          </table:table-cell>
        </table:table-row>
        <table:table-row table:style-name="ro1">
          <table:table-cell office:value-type="string" calcext:value-type="string">
            <text:p>TPDNAP-DE4-p1</text:p>
          </table:table-cell>
          <table:table-cell office:value-type="string" calcext:value-type="string">
            <text:p>U58-C3</text:p>
          </table:table-cell>
          <table:table-cell table:number-columns-repeated="2" office:value-type="string" calcext:value-type="string">
            <text:p>Barcode7</text:p>
          </table:table-cell>
          <table:table-cell/>
          <table:table-cell office:value-type="string" calcext:value-type="string">
            <text:p>I824T-K825R</text:p>
          </table:table-cell>
          <table:table-cell/>
          <table:table-cell office:value-type="string" calcext:value-type="string">
            <text:p>Barcode7_Barcode7</text:p>
          </table:table-cell>
          <table:table-cell/>
          <table:table-cell table:formula="of:=CONCATENATE([.F99];&quot;--&quot;;[.G99])" office:value-type="string" office:string-value="I824T-K825R--" calcext:value-type="string">
            <text:p>I824T-K825R--</text:p>
          </table:table-cell>
          <table:table-cell table:formula="of:=CONCATENATE([.J99];&quot;..&quot;;[.B99])" office:value-type="string" office:string-value="I824T-K825R--..U58-C3" calcext:value-type="string">
            <text:p>I824T-K825R--..U58-C3</text:p>
          </table:table-cell>
        </table:table-row>
      </table:table>
      <table:named-expressions/>
      <table:database-ranges>
        <table:database-range table:name="__Anonymous_Sheet_DB__0" table:target-range-address="barcodeGroups.A3:barcodeGroups.D99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10:45:36.9514309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1T10:51:27.294025039</dc:date>
    <meta:editing-duration>PT24M40S</meta:editing-duration>
    <meta:editing-cycles>2</meta:editing-cycles>
    <meta:generator>LibreOffice/7.3.3.2$Linux_X86_64 LibreOffice_project/30$Build-2</meta:generator>
    <meta:document-statistic meta:table-count="1" meta:cell-count="808" meta:object-count="0"/>
  </office:meta>
</office:document-meta>
</file>